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85pt"/>
    </style:style>
    <style:style style:name="co2" style:family="table-column">
      <style:table-column-properties fo:break-before="auto" style:column-width="50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48.99pt"/>
    </style:style>
    <style:style style:name="co6" style:family="table-column">
      <style:table-column-properties fo:break-before="auto" style:column-width="51.51pt"/>
    </style:style>
    <style:style style:name="co7" style:family="table-column">
      <style:table-column-properties fo:break-before="auto" style:column-width="77.64pt"/>
    </style:style>
    <style:style style:name="co8" style:family="table-column">
      <style:table-column-properties fo:break-before="auto" style:column-width="146.61pt"/>
    </style:style>
    <style:style style:name="co9" style:family="table-column">
      <style:table-column-properties fo:break-before="auto" style:column-width="101.45pt"/>
    </style:style>
    <style:style style:name="co10" style:family="table-column">
      <style:table-column-properties fo:break-before="auto" style:column-width="125.21pt"/>
    </style:style>
    <style:style style:name="co11" style:family="table-column">
      <style:table-column-properties fo:break-before="auto" style:column-width="109.36pt"/>
    </style:style>
    <style:style style:name="co12" style:family="table-column">
      <style:table-column-properties fo:break-before="auto" style:column-width="124.41pt"/>
    </style:style>
    <style:style style:name="co13" style:family="table-column">
      <style:table-column-properties fo:break-before="auto" style:column-width="134.76pt"/>
    </style:style>
    <style:style style:name="co14" style:family="table-column">
      <style:table-column-properties fo:break-before="auto" style:column-width="163.25pt"/>
    </style:style>
    <style:style style:name="co15" style:family="table-column">
      <style:table-column-properties fo:break-before="auto" style:column-width="168.0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PageStyle_5f_Галогены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Кислоты">
      <style:table-properties table:display="true" style:writing-mode="lr-tb"/>
    </style:style>
    <style:style style:name="ta4" style:family="table" style:master-page-name="PageStyle_5f_Амины">
      <style:table-properties table:display="true" style:writing-mode="lr-tb"/>
    </style:style>
    <style:style style:name="ta5" style:family="table" style:master-page-name="PageStyle_5f_Нитрилы">
      <style:table-properties table:display="true" style:writing-mode="lr-tb"/>
    </style:style>
    <style:style style:name="ta6" style:family="table" style:master-page-name="PageStyle_5f_Алкены">
      <style:table-properties table:display="true" style:writing-mode="lr-tb"/>
    </style:style>
    <style:style style:name="ta7" style:family="table" style:master-page-name="PageStyle_5f_Сульфиды">
      <style:table-properties table:display="true" style:writing-mode="lr-tb"/>
    </style:style>
    <style:style style:name="ta8" style:family="table" style:master-page-name="PageStyle_5f_Тиолы">
      <style:table-properties table:display="true" style:writing-mode="lr-tb"/>
    </style:style>
    <style:style style:name="ta9" style:family="table" style:master-page-name="PageStyle_5f_Спирты">
      <style:table-properties table:display="true" style:writing-mode="lr-tb"/>
    </style:style>
    <style:style style:name="ta10" style:family="table" style:master-page-name="PageStyle_5f_Алканы">
      <style:table-properties table:display="true" style:writing-mode="lr-tb"/>
    </style:style>
    <style:style style:name="ta11" style:family="table" style:master-page-name="PageStyle_5f_Пр.эфиры">
      <style:table-properties table:display="true" style:writing-mode="lr-tb"/>
    </style:style>
    <style:style style:name="ta12" style:family="table" style:master-page-name="PageStyle_5f_Сл.эфиры">
      <style:table-properties table:display="true" style:writing-mode="lr-tb"/>
    </style:style>
    <style:style style:name="ta13" style:family="table" style:master-page-name="PageStyle_5f_Кетоны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ffff00" fo:padding="2.01pt"/>
    </style:style>
    <style:style style:name="ce3" style:family="table-cell" style:parent-style-name="Default">
      <style:table-cell-properties fo:background-color="#ffcc99" fo:padding="2.01pt"/>
    </style:style>
    <style:style style:name="ce4" style:family="table-cell" style:parent-style-name="Default">
      <style:table-cell-properties fo:background-color="#ff99cc" fo:padding="2.01pt"/>
    </style:style>
    <style:style style:name="ce17" style:family="table-cell" style:parent-style-name="Default">
      <style:table-cell-properties fo:background-color="#fff9ae"/>
    </style:style>
    <style:style style:name="ce5" style:family="table-cell" style:parent-style-name="Default">
      <style:table-cell-properties fo:background-color="#99ccff" fo:padding="2.01pt"/>
    </style:style>
    <style:style style:name="ce6" style:family="table-cell" style:parent-style-name="Default">
      <style:table-cell-properties fo:background-color="#00ffff" fo:padding="2.01pt"/>
    </style:style>
    <style:style style:name="ce7" style:family="table-cell" style:parent-style-name="Default">
      <style:table-cell-properties fo:background-color="#ff00ff" fo:padding="2.01pt"/>
    </style:style>
    <style:style style:name="ce8" style:family="table-cell" style:parent-style-name="Default">
      <style:table-cell-properties fo:background-color="#00ff00" fo:padding="2.01pt"/>
    </style:style>
    <style:style style:name="ce9" style:family="table-cell" style:parent-style-name="Default">
      <style:table-cell-properties fo:background-color="#ffcc00" fo:padding="2.01pt"/>
    </style:style>
    <style:style style:name="ce10" style:family="table-cell" style:parent-style-name="Default">
      <style:table-cell-properties fo:background-color="#00ccff" fo:padding="2.01pt"/>
    </style:style>
    <style:style style:name="ce11" style:family="table-cell" style:parent-style-name="Default" style:data-style-name="N0">
      <style:table-cell-properties fo:padding="2.01pt"/>
    </style:style>
    <style:style style:name="ce12" style:family="table-cell" style:parent-style-name="Default">
      <style:table-cell-properties fo:background-color="#339966" fo:padding="2.01pt"/>
    </style:style>
  </office:automatic-styles>
  <office:body>
    <office:spreadsheet>
      <table:calculation-settings table:case-sensitive="false" table:use-regular-expressions="false" table:use-wildcards="true"/>
      <table:table table:name="Галогены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Хлориды</text:p>
          </table:table-cell>
          <table:table-cell table:number-columns-repeated="6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 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Cl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Хлорпропан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8.25" calcext:value-type="float">
            <text:p>78.25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table:number-matrix-columns-spanned="1" table:number-matrix-rows-spanned="6" table:formula="of:=[.D4:.D9]+273.15" office:value-type="float" office:value="319.75" calcext:value-type="float">
            <text:p>319.75</text:p>
          </table:table-cell>
          <table:table-cell table:style-name="ce1" office:value-type="float" office:value="-122.8" calcext:value-type="float">
            <text:p>-122.8</text:p>
          </table:table-cell>
          <table:table-cell table:style-name="ce1" table:formula="of:=[.F4:.F8]+273.15" office:value-type="float" office:value="150.35" calcext:value-type="float">
            <text:p>150.35</text:p>
          </table:table-cell>
          <table:table-cell table:style-name="ce1" office:value-type="float" office:value="27.18" calcext:value-type="float">
            <text:p>27.18</text:p>
          </table:table-cell>
          <table:table-cell table:style-name="ce1" office:value-type="float" office:value="28.35" calcext:value-type="float">
            <text:p>28.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8" table:formula="of:=[.B4:.B11]*2+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Хлорбута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5.35" calcext:value-type="float">
            <text:p>95.35</text:p>
          </table:table-cell>
          <table:table-cell table:style-name="ce1" office:value-type="float" office:value="78.44" calcext:value-type="float">
            <text:p>78.44</text:p>
          </table:table-cell>
          <table:table-cell table:style-name="ce1" office:value-type="float" office:value="351.59" calcext:value-type="float">
            <text:p>351.59</text:p>
          </table:table-cell>
          <table:table-cell table:style-name="ce1" office:value-type="float" office:value="-123.1" calcext:value-type="float">
            <text:p>-123.1</text:p>
          </table:table-cell>
          <table:table-cell table:style-name="ce1" table:formula="of:=[.F5:.F9]+273.15" office:value-type="float" office:value="150.05" calcext:value-type="float">
            <text:p>150.05</text:p>
          </table:table-cell>
          <table:table-cell table:style-name="ce1" office:value-type="float" office:value="30.39" calcext:value-type="float">
            <text:p>30.39</text:p>
          </table:table-cell>
          <table:table-cell table:style-name="ce1" office:value-type="float" office:value="33.51" calcext:value-type="float">
            <text:p>33.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Хлорпента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2.45" calcext:value-type="float">
            <text:p>112.45</text:p>
          </table:table-cell>
          <table:table-cell table:style-name="ce1" office:value-type="float" office:value="107.76" calcext:value-type="float">
            <text:p>107.76</text:p>
          </table:table-cell>
          <table:table-cell table:style-name="ce1" office:value-type="float" office:value="380.91" calcext:value-type="float">
            <text:p>380.91</text:p>
          </table:table-cell>
          <table:table-cell table:style-name="ce1" office:value-type="float" office:value="-99" calcext:value-type="float">
            <text:p>-99</text:p>
          </table:table-cell>
          <table:table-cell table:style-name="ce1" table:formula="of:=[.F6:.F10]+273.15" office:value-type="float" office:value="174.15" calcext:value-type="float">
            <text:p>174.15</text:p>
          </table:table-cell>
          <table:table-cell table:style-name="ce1" office:value-type="float" office:value="33.15" calcext:value-type="float">
            <text:p>33.15</text:p>
          </table:table-cell>
          <table:table-cell table:style-name="ce1" office:value-type="float" office:value="38.24" calcext:value-type="float">
            <text:p>38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Хлоргекса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9.55" calcext:value-type="float">
            <text:p>129.5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09.15" calcext:value-type="float">
            <text:p>409.15</text:p>
          </table:table-cell>
          <table:table-cell table:style-name="ce1" office:value-type="float" office:value="-94" calcext:value-type="float">
            <text:p>-94</text:p>
          </table:table-cell>
          <table:table-cell table:style-name="ce1" table:formula="of:=[.F7:.F11]+273.15" office:value-type="float" office:value="179.15" calcext:value-type="float">
            <text:p>179.15</text:p>
          </table:table-cell>
          <table:table-cell table:style-name="ce1" office:value-type="float" office:value="35.67" calcext:value-type="float">
            <text:p>35.67</text:p>
          </table:table-cell>
          <table:table-cell table:style-name="ce1" office:value-type="float" office:value="42.83" calcext:value-type="float">
            <text:p>42.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Хлоргептан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6.65" calcext:value-type="float">
            <text:p>146.65</text:p>
          </table:table-cell>
          <table:table-cell table:style-name="ce1" office:value-type="float" office:value="159.5" calcext:value-type="float">
            <text:p>159.5</text:p>
          </table:table-cell>
          <table:table-cell table:style-name="ce1" office:value-type="float" office:value="432.65" calcext:value-type="float">
            <text:p>432.65</text:p>
          </table:table-cell>
          <table:table-cell table:style-name="ce1" office:value-type="float" office:value="-69.5" calcext:value-type="float">
            <text:p>-69.5</text:p>
          </table:table-cell>
          <table:table-cell table:style-name="ce1" table:formula="of:=[.F8:.F11]+273.15" office:value-type="float" office:value="203.65" calcext:value-type="float">
            <text:p>203.65</text:p>
          </table:table-cell>
          <table:table-cell/>
          <table:table-cell table:style-name="ce1" office:value-type="float" office:value="47.66" calcext:value-type="float">
            <text:p>47.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Хлороктан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3.75" calcext:value-type="float">
            <text:p>163.75</text:p>
          </table:table-cell>
          <table:table-cell table:style-name="ce1" office:value-type="float" office:value="184.6" calcext:value-type="float">
            <text:p>184.6</text:p>
          </table:table-cell>
          <table:table-cell table:style-name="ce1" office:value-type="float" office:value="457.75" calcext:value-type="float">
            <text:p>457.75</text:p>
          </table:table-cell>
          <table:table-cell table:number-columns-repeated="3"/>
          <table:table-cell table:style-name="ce1" office:value-type="float" office:value="52.42" calcext:value-type="float">
            <text:p>52.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Хлордодекан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  <table:table-cell table:style-name="ce1" office:value-type="float" office:value="71.13" calcext:value-type="float">
            <text:p>71.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Хлоргексадекан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0.55" calcext:value-type="float">
            <text:p>300.55</text:p>
          </table:table-cell>
          <table:table-cell table:style-name="ce1" office:value-type="float" office:value="322" calcext:value-type="float">
            <text:p>322</text:p>
          </table:table-cell>
          <table:table-cell table:style-name="ce1" table:number-matrix-columns-spanned="1" table:number-matrix-rows-spanned="1" table:formula="of:=[.D11]+273.15" office:value-type="float" office:value="595.15" calcext:value-type="float">
            <text:p>595.15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table:number-matrix-columns-spanned="1" table:number-matrix-rows-spanned="1" table:formula="of:=[.F11]+273.15" office:value-type="float" office:value="291.05" calcext:value-type="float">
            <text:p>291.05</text:p>
          </table:table-cell>
          <table:table-cell/>
          <table:table-cell table:style-name="ce1" office:value-type="float" office:value="91.8" calcext:value-type="float">
            <text:p>91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-Хлор-2-метилпропан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5.35" calcext:value-type="float">
            <text:p>95.35</text:p>
          </table:table-cell>
          <table:table-cell table:style-name="ce2" office:value-type="float" office:value="68.85" calcext:value-type="float">
            <text:p>68.85</text:p>
          </table:table-cell>
          <table:table-cell table:style-name="ce2" table:number-matrix-columns-spanned="1" table:number-matrix-rows-spanned="5" table:formula="of:=[.D12:.D16]+273.15" office:value-type="float" office:value="342" calcext:value-type="float">
            <text:p>342</text:p>
          </table:table-cell>
          <table:table-cell table:style-name="ce2" office:value-type="float" office:value="-131.2" calcext:value-type="float">
            <text:p>-131.2</text:p>
          </table:table-cell>
          <table:table-cell table:style-name="ce2" table:number-matrix-columns-spanned="1" table:number-matrix-rows-spanned="3" table:formula="of:=[.F12:.F14]+273.15" office:value-type="float" office:value="141.95" calcext:value-type="float">
            <text:p>141.95</text:p>
          </table:table-cell>
          <table:table-cell table:style-name="ce2" office:value-type="float" office:value="29.22" calcext:value-type="float">
            <text:p>29.22</text:p>
          </table:table-cell>
          <table:table-cell table:style-name="ce2" office:value-type="float" office:value="31.67" calcext:value-type="float">
            <text:p>31.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-Хлорбутан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5.45" calcext:value-type="float">
            <text:p>95.45</text:p>
          </table:table-cell>
          <table:table-cell table:style-name="ce2" office:value-type="float" office:value="68.25" calcext:value-type="float">
            <text:p>68.25</text:p>
          </table:table-cell>
          <table:table-cell table:style-name="ce2" office:value-type="float" office:value="341.4" calcext:value-type="float">
            <text:p>341.4</text:p>
          </table:table-cell>
          <table:table-cell table:style-name="ce2" office:value-type="float" office:value="-131.4" calcext:value-type="float">
            <text:p>-131.4</text:p>
          </table:table-cell>
          <table:table-cell table:style-name="ce2" office:value-type="float" office:value="141.75" calcext:value-type="float">
            <text:p>141.75</text:p>
          </table:table-cell>
          <table:table-cell table:style-name="ce2" office:value-type="float" office:value="29.17" calcext:value-type="float">
            <text:p>29.17</text:p>
          </table:table-cell>
          <table:table-cell table:style-name="ce2" office:value-type="float" office:value="31.53" calcext:value-type="float">
            <text:p>31.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-Хлог-2-метилпропан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5.55" calcext:value-type="float">
            <text:p>95.5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24.15" calcext:value-type="float">
            <text:p>324.15</text:p>
          </table:table-cell>
          <table:table-cell table:style-name="ce2" office:value-type="float" office:value="-28.5" calcext:value-type="float">
            <text:p>-28.5</text:p>
          </table:table-cell>
          <table:table-cell table:style-name="ce2" office:value-type="float" office:value="244.65" calcext:value-type="float">
            <text:p>244.65</text:p>
          </table:table-cell>
          <table:table-cell table:style-name="ce2" office:value-type="float" office:value="27.55" calcext:value-type="float">
            <text:p>27.55</text:p>
          </table:table-cell>
          <table:table-cell table:style-name="ce2" office:value-type="float" office:value="28.98" calcext:value-type="float">
            <text:p>28.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-Хлор-3-метилбутан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2.45" calcext:value-type="float">
            <text:p>112.45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372.55" calcext:value-type="float">
            <text:p>372.55</text:p>
          </table:table-cell>
          <table:table-cell table:style-name="ce2" table:number-columns-repeated="2"/>
          <table:table-cell table:style-name="ce2" office:value-type="float" office:value="32.02" calcext:value-type="float">
            <text:p>32.02</text:p>
          </table:table-cell>
          <table:table-cell table:style-name="ce2" office:value-type="float" office:value="36.24" calcext:value-type="float">
            <text:p>36.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2-Хлорпентан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2.55" calcext:value-type="float">
            <text:p>122.55</text:p>
          </table:table-cell>
          <table:table-cell table:style-name="ce2" office:value-type="float" office:value="97.8" calcext:value-type="float">
            <text:p>97.8</text:p>
          </table:table-cell>
          <table:table-cell table:style-name="ce2" office:value-type="float" office:value="370.95" calcext:value-type="float">
            <text:p>370.95</text:p>
          </table:table-cell>
          <table:table-cell table:style-name="ce2" office:value-type="float" office:value="-105" calcext:value-type="float">
            <text:p>-105</text:p>
          </table:table-cell>
          <table:table-cell table:style-name="ce2" table:number-matrix-columns-spanned="1" table:number-matrix-rows-spanned="1" table:formula="of:=[.F16]+273.15" office:value-type="float" office:value="168.15" calcext:value-type="float">
            <text:p>168.15</text:p>
          </table:table-cell>
          <table:table-cell table:style-name="ce2" office:value-type="float" office:value="31.79" calcext:value-type="float">
            <text:p>31.79</text:p>
          </table:table-cell>
          <table:table-cell table:style-name="ce2" office:value-type="float" office:value="36.03" calcext:value-type="float">
            <text:p>36.0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Бромиды</text:p>
          </table:table-cell>
          <table:table-cell table:number-columns-repeated="6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 CH</text:p>
          </table:table-cell>
          <table:table-cell table:style-name="ce1" office:value-type="string" calcext:value-type="string">
            <text:p>n CH2</text:p>
          </table:table-cell>
          <table:table-cell table:style-name="ce1" office:value-type="string" calcext:value-type="string">
            <text:p>n CH3</text:p>
          </table:table-cell>
          <table:table-cell table:style-name="ce1" office:value-type="string" calcext:value-type="string">
            <text:p>n Br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ромметан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.6" calcext:value-type="float">
            <text:p>3.6</text:p>
          </table:table-cell>
          <table:table-cell table:style-name="ce1" table:number-matrix-columns-spanned="1" table:number-matrix-rows-spanned="13" table:formula="of:=273+[.D24:.D36]" office:value-type="float" office:value="276.6" calcext:value-type="float">
            <text:p>276.6</text:p>
          </table:table-cell>
          <table:table-cell table:style-name="ce1" office:value-type="float" office:value="-93.7" calcext:value-type="float">
            <text:p>-93.7</text:p>
          </table:table-cell>
          <table:table-cell table:style-name="ce1" table:number-matrix-columns-spanned="1" table:number-matrix-rows-spanned="13" table:formula="of:=273+[.F24:.F36]" office:value-type="float" office:value="179.3" calcext:value-type="float">
            <text:p>179.3</text:p>
          </table:table-cell>
          <table:table-cell table:style-name="ce1" office:value-type="float" office:value="23.91" calcext:value-type="float">
            <text:p>23.91</text:p>
          </table:table-cell>
          <table:table-cell table:style-name="ce1" office:value-type="float" office:value="22.81" calcext:value-type="float">
            <text:p>22.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10" table:formula="of:=[.B24:.B33]*2+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ромэтан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.1" calcext:value-type="float">
            <text:p>68.1</text:p>
          </table:table-cell>
          <table:table-cell table:style-name="ce1" office:value-type="float" office:value="38.4" calcext:value-type="float">
            <text:p>38.4</text:p>
          </table:table-cell>
          <table:table-cell table:style-name="ce1" office:value-type="float" office:value="311.4" calcext:value-type="float">
            <text:p>311.4</text:p>
          </table:table-cell>
          <table:table-cell table:style-name="ce1" office:value-type="float" office:value="-125.5" calcext:value-type="float">
            <text:p>-125.5</text:p>
          </table:table-cell>
          <table:table-cell table:style-name="ce1" office:value-type="float" office:value="147.5" calcext:value-type="float">
            <text:p>147.5</text:p>
          </table:table-cell>
          <table:table-cell table:style-name="ce1" office:value-type="float" office:value="27.04" calcext:value-type="float">
            <text:p>27.04</text:p>
          </table:table-cell>
          <table:table-cell table:style-name="ce1" office:value-type="float" office:value="28.03" calcext:value-type="float">
            <text:p>28.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ромпропан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.2" calcext:value-type="float">
            <text:p>85.2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344.9" calcext:value-type="float">
            <text:p>344.9</text:p>
          </table:table-cell>
          <table:table-cell table:style-name="ce1" office:value-type="float" office:value="-109.85" calcext:value-type="float">
            <text:p>-109.85</text:p>
          </table:table-cell>
          <table:table-cell table:style-name="ce1" office:value-type="float" office:value="163.15" calcext:value-type="float">
            <text:p>163.15</text:p>
          </table:table-cell>
          <table:table-cell table:style-name="ce1" office:value-type="float" office:value="29.84" calcext:value-type="float">
            <text:p>29.84</text:p>
          </table:table-cell>
          <table:table-cell table:style-name="ce1" office:value-type="float" office:value="32.01" calcext:value-type="float">
            <text:p>32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ромбута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2.3" calcext:value-type="float">
            <text:p>102.3</text:p>
          </table:table-cell>
          <table:table-cell table:style-name="ce1" office:value-type="float" office:value="101.6" calcext:value-type="float">
            <text:p>101.6</text:p>
          </table:table-cell>
          <table:table-cell table:style-name="ce1" office:value-type="float" office:value="374.6" calcext:value-type="float">
            <text:p>374.6</text:p>
          </table:table-cell>
          <table:table-cell table:style-name="ce1" office:value-type="float" office:value="-112.4" calcext:value-type="float">
            <text:p>-112.4</text:p>
          </table:table-cell>
          <table:table-cell table:style-name="ce1" office:value-type="float" office:value="160.6" calcext:value-type="float">
            <text:p>160.6</text:p>
          </table:table-cell>
          <table:table-cell table:style-name="ce1" office:value-type="float" office:value="32.51" calcext:value-type="float">
            <text:p>32.51</text:p>
          </table:table-cell>
          <table:table-cell table:style-name="ce1" office:value-type="float" office:value="36.64" calcext:value-type="float">
            <text:p>36.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ромпента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9.4" calcext:value-type="float">
            <text:p>119.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-88" calcext:value-type="float">
            <text:p>-88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5.01" calcext:value-type="float">
            <text:p>35.01</text:p>
          </table:table-cell>
          <table:table-cell table:style-name="ce1" office:value-type="float" office:value="41.28" calcext:value-type="float">
            <text:p>41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ромгекса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6.5" calcext:value-type="float">
            <text:p>136.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float" office:value="45.89" calcext:value-type="float">
            <text:p>45.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ромгептан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178.8" calcext:value-type="float">
            <text:p>178.8</text:p>
          </table:table-cell>
          <table:table-cell table:style-name="ce1" office:value-type="float" office:value="451.8" calcext:value-type="float">
            <text:p>451.8</text:p>
          </table:table-cell>
          <table:table-cell table:style-name="ce1" office:value-type="float" office:value="-58.86" calcext:value-type="float">
            <text:p>-58.86</text:p>
          </table:table-cell>
          <table:table-cell table:style-name="ce1" office:value-type="float" office:value="214.14" calcext:value-type="float">
            <text:p>214.14</text:p>
          </table:table-cell>
          <table:table-cell/>
          <table:table-cell table:style-name="ce1" office:value-type="float" office:value="50.6" calcext:value-type="float">
            <text:p>50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ромоктан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0.7" calcext:value-type="float">
            <text:p>170.7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218" calcext:value-type="float">
            <text:p>218</text:p>
          </table:table-cell>
          <table:table-cell/>
          <table:table-cell table:style-name="ce1" office:value-type="float" office:value="55.77" calcext:value-type="float">
            <text:p>55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ромдодекан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9.1" calcext:value-type="float">
            <text:p>239.1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262" calcext:value-type="float">
            <text:p>262</text:p>
          </table:table-cell>
          <table:table-cell/>
          <table:table-cell table:style-name="ce1" office:value-type="float" office:value="74.77" calcext:value-type="float">
            <text:p>74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ромгексадекан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7.5" calcext:value-type="float">
            <text:p>307.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2" calcext:value-type="float">
            <text:p>292</text:p>
          </table:table-cell>
          <table:table-cell/>
          <table:table-cell table:style-name="ce1" office:value-type="float" office:value="94.4" calcext:value-type="float">
            <text:p>94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2-Бромпропан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.4" calcext:value-type="float">
            <text:p>102.4</text:p>
          </table:table-cell>
          <table:table-cell table:style-name="ce3" office:value-type="float" office:value="91.2" calcext:value-type="float">
            <text:p>91.2</text:p>
          </table:table-cell>
          <table:table-cell table:style-name="ce3" office:value-type="float" office:value="364.2" calcext:value-type="float">
            <text:p>364.2</text:p>
          </table:table-cell>
          <table:table-cell table:style-name="ce3" office:value-type="float" office:value="-111.9" calcext:value-type="float">
            <text:p>-111.9</text:p>
          </table:table-cell>
          <table:table-cell table:style-name="ce3" office:value-type="float" office:value="161.1" calcext:value-type="float">
            <text:p>161.1</text:p>
          </table:table-cell>
          <table:table-cell table:style-name="ce3" office:value-type="float" office:value="28.33" calcext:value-type="float">
            <text:p>28.33</text:p>
          </table:table-cell>
          <table:table-cell table:style-name="ce3" office:value-type="float" office:value="30.17" calcext:value-type="float">
            <text:p>3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1-Бром-2-метилпропан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.3" calcext:value-type="float">
            <text:p>102.3</text:p>
          </table:table-cell>
          <table:table-cell table:style-name="ce3" office:value-type="float" office:value="91.5" calcext:value-type="float">
            <text:p>91.5</text:p>
          </table:table-cell>
          <table:table-cell table:style-name="ce3" office:value-type="float" office:value="364.5" calcext:value-type="float">
            <text:p>364.5</text:p>
          </table:table-cell>
          <table:table-cell table:style-name="ce3" office:value-type="float" office:value="-118.5" calcext:value-type="float">
            <text:p>-118.5</text:p>
          </table:table-cell>
          <table:table-cell table:style-name="ce3" office:value-type="float" office:value="154.5" calcext:value-type="float">
            <text:p>154.5</text:p>
          </table:table-cell>
          <table:table-cell table:style-name="ce3" office:value-type="float" office:value="31.33" calcext:value-type="float">
            <text:p>31.33</text:p>
          </table:table-cell>
          <table:table-cell table:style-name="ce3" office:value-type="float" office:value="34.82" calcext:value-type="float">
            <text:p>34.8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-Бром-2-метилпропан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.5" calcext:value-type="float">
            <text:p>102.5</text:p>
          </table:table-cell>
          <table:table-cell table:style-name="ce3" office:value-type="float" office:value="73.3" calcext:value-type="float">
            <text:p>73.3</text:p>
          </table:table-cell>
          <table:table-cell table:style-name="ce3" office:value-type="float" office:value="346.3" calcext:value-type="float">
            <text:p>346.3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9.23" calcext:value-type="float">
            <text:p>29.23</text:p>
          </table:table-cell>
          <table:table-cell table:style-name="ce3" office:value-type="float" office:value="31.81" calcext:value-type="float">
            <text:p>31.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-Бромбутан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.3" calcext:value-type="float">
            <text:p>102.3</text:p>
          </table:table-cell>
          <table:table-cell table:style-name="ce3" table:number-columns-repeated="4"/>
          <table:table-cell table:style-name="ce3" office:value-type="float" office:value="30.77" calcext:value-type="float">
            <text:p>30.77</text:p>
          </table:table-cell>
          <table:table-cell table:style-name="ce3" office:value-type="float" office:value="34.41" calcext:value-type="float">
            <text:p>34.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Иодиды</text:p>
          </table:table-cell>
          <table:table-cell table:number-columns-repeated="6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 CH</text:p>
          </table:table-cell>
          <table:table-cell table:style-name="ce1" office:value-type="string" calcext:value-type="string">
            <text:p>n CH2</text:p>
          </table:table-cell>
          <table:table-cell table:style-name="ce1" office:value-type="string" calcext:value-type="string">
            <text:p>n CH3</text:p>
          </table:table-cell>
          <table:table-cell table:style-name="ce1" office:value-type="string" calcext:value-type="string">
            <text:p>n I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одэтан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.38" calcext:value-type="float">
            <text:p>78.38</text:p>
          </table:table-cell>
          <table:table-cell table:style-name="ce1" office:value-type="float" office:value="72.2" calcext:value-type="float">
            <text:p>72.2</text:p>
          </table:table-cell>
          <table:table-cell/>
          <table:table-cell table:style-name="ce1" office:value-type="float" office:value="-108.5" calcext:value-type="float">
            <text:p>-108.5</text:p>
          </table:table-cell>
          <table:table-cell/>
          <table:table-cell table:style-name="ce1" office:value-type="float" office:value="29.44" calcext:value-type="float">
            <text:p>29.44</text:p>
          </table:table-cell>
          <table:table-cell table:style-name="ce1" office:value-type="float" office:value="31.93" calcext:value-type="float">
            <text:p>31.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5" table:formula="of:=[.B45:.B49]*2+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Иодпропан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.48" calcext:value-type="float">
            <text:p>95.48</text:p>
          </table:table-cell>
          <table:table-cell table:style-name="ce1" office:value-type="float" office:value="102.45" calcext:value-type="float">
            <text:p>102.45</text:p>
          </table:table-cell>
          <table:table-cell/>
          <table:table-cell table:style-name="ce1" office:value-type="float" office:value="-101.3" calcext:value-type="float">
            <text:p>-101.3</text:p>
          </table:table-cell>
          <table:table-cell/>
          <table:table-cell table:style-name="ce1" office:value-type="float" office:value="32.08" calcext:value-type="float">
            <text:p>32.08</text:p>
          </table:table-cell>
          <table:table-cell table:style-name="ce1" office:value-type="float" office:value="36.25" calcext:value-type="float">
            <text:p>36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Иодбута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2.58" calcext:value-type="float">
            <text:p>112.58</text:p>
          </table:table-cell>
          <table:table-cell table:style-name="ce1" office:value-type="float" office:value="131" calcext:value-type="float">
            <text:p>131</text:p>
          </table:table-cell>
          <table:table-cell/>
          <table:table-cell table:style-name="ce1" office:value-type="float" office:value="-103.5" calcext:value-type="float">
            <text:p>-103.5</text:p>
          </table:table-cell>
          <table:table-cell/>
          <table:table-cell table:style-name="ce1" office:value-type="float" office:value="34.66" calcext:value-type="float">
            <text:p>34.66</text:p>
          </table:table-cell>
          <table:table-cell table:style-name="ce1" office:value-type="float" office:value="40.63" calcext:value-type="float">
            <text:p>40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Иодпента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9.68" calcext:value-type="float">
            <text:p>129.68</text:p>
          </table:table-cell>
          <table:table-cell table:style-name="ce1" office:value-type="float" office:value="156" calcext:value-type="float">
            <text:p>156</text:p>
          </table:table-cell>
          <table:table-cell/>
          <table:table-cell table:style-name="ce1" office:value-type="float" office:value="-85.6" calcext:value-type="float">
            <text:p>-85.6</text:p>
          </table:table-cell>
          <table:table-cell table:number-columns-repeated="2"/>
          <table:table-cell table:style-name="ce1" office:value-type="float" office:value="45.27" calcext:value-type="float">
            <text:p>45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Иодгекса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6.78" calcext:value-type="float">
            <text:p>146.78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4"/>
          <table:table-cell table:style-name="ce1" office:value-type="float" office:value="49.75" calcext:value-type="float">
            <text:p>49.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2-Иодпропан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5.6" calcext:value-type="float">
            <text:p>95.6</text:p>
          </table:table-cell>
          <table:table-cell table:style-name="ce4" office:value-type="float" office:value="89.45" calcext:value-type="float">
            <text:p>89.45</text:p>
          </table:table-cell>
          <table:table-cell table:style-name="ce4"/>
          <table:table-cell table:style-name="ce4" office:value-type="float" office:value="-90.8" calcext:value-type="float">
            <text:p>-90.8</text:p>
          </table:table-cell>
          <table:table-cell table:style-name="ce4"/>
          <table:table-cell table:style-name="ce4" office:value-type="float" office:value="30.68" calcext:value-type="float">
            <text:p>30.68</text:p>
          </table:table-cell>
          <table:table-cell table:style-name="ce4" office:value-type="float" office:value="34.06" calcext:value-type="float">
            <text:p>34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1-Иод-2-метилпропа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2.7" calcext:value-type="float">
            <text:p>112.7</text:p>
          </table:table-cell>
          <table:table-cell table:style-name="ce4" table:number-columns-repeated="4"/>
          <table:table-cell table:style-name="ce4" office:value-type="float" office:value="33.54" calcext:value-type="float">
            <text:p>33.54</text:p>
          </table:table-cell>
          <table:table-cell table:style-name="ce4" office:value-type="float" office:value="38.83" calcext:value-type="float">
            <text:p>38.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2-Иодбута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2.7" calcext:value-type="float">
            <text:p>112.7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number-columns-repeated="3"/>
          <table:table-cell table:style-name="ce4" office:value-type="float" office:value="33.27" calcext:value-type="float">
            <text:p>33.27</text:p>
          </table:table-cell>
          <table:table-cell table:style-name="ce4" office:value-type="float" office:value="38.46" calcext:value-type="float">
            <text:p>38.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2-Иод-2-метилпропан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2.8" calcext:value-type="float">
            <text:p>112.8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-38.2" calcext:value-type="float">
            <text:p>-38.2</text:p>
          </table:table-cell>
          <table:table-cell table:style-name="ce4"/>
          <table:table-cell table:style-name="ce4" office:value-type="float" office:value="31.43" calcext:value-type="float">
            <text:p>31.43</text:p>
          </table:table-cell>
          <table:table-cell table:style-name="ce4" office:value-type="float" office:value="35.41" calcext:value-type="float">
            <text:p>35.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рены" table:style-name="ta2">
        <office:forms form:automatic-focus="false" form:apply-design-mode="false"/>
        <table:table-column table:style-name="co3" table:number-columns-repeated="6" table:default-cell-style-name="Default"/>
        <table:table-column table:style-name="co3" table:default-cell-style-name="ce17"/>
        <table:table-row table:style-name="ro2">
          <table:table-cell table:number-columns-repeated="6"/>
          <table:table-cell table:style-name="Default"/>
        </table:table-row>
        <table:table-row table:style-name="ro3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elting point, C</text:p>
          </table:table-cell>
          <table:table-cell office:value-type="string" calcext:value-type="string">
            <text:p>Boiling Point, C</text:p>
          </table:table-cell>
          <table:table-cell office:value-type="string" calcext:value-type="string">
            <text:p>Density, g/vm^3</text:p>
          </table:table-cell>
          <table:table-cell office:value-type="string" calcext:value-type="string">
            <text:p>Molar V, cm^3/mol</text:p>
          </table:table-cell>
          <table:table-cell table:style-name="ce1" office:value-type="string" calcext:value-type="string">
            <text:p>dH(298K), kL/mol</text:p>
          </table:table-cell>
        </table:table-row>
        <table:table-row table:style-name="ro2">
          <table:table-cell office:value-type="string" calcext:value-type="string">
            <text:p>Бензол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.49</text:p>
          </table:table-cell>
          <table:table-cell office:value-type="float" office:value="80.09" calcext:value-type="float">
            <text:p>80.09</text:p>
          </table:table-cell>
          <table:table-cell office:value-type="float" office:value="0.8765" calcext:value-type="float">
            <text:p>0.8765</text:p>
          </table:table-cell>
          <table:table-cell office:value-type="float" office:value="89.1" calcext:value-type="float">
            <text:p>89.1</text:p>
          </table:table-cell>
          <table:table-cell office:value-type="float" office:value="33.843" calcext:value-type="float">
            <text:p>33.843</text:p>
          </table:table-cell>
        </table:table-row>
        <table:table-row table:style-name="ro2">
          <table:table-cell office:value-type="string" calcext:value-type="string">
            <text:p>Толуол</text:p>
          </table:table-cell>
          <table:table-cell office:value-type="float" office:value="7" calcext:value-type="float">
            <text:p>7</text:p>
          </table:table-cell>
          <table:table-cell office:value-type="float" office:value="-94.95" calcext:value-type="float">
            <text:p>-94.95</text:p>
          </table:table-cell>
          <table:table-cell office:value-type="float" office:value="110.63" calcext:value-type="float">
            <text:p>110.63</text:p>
          </table:table-cell>
          <table:table-cell office:value-type="float" office:value="0.8669" calcext:value-type="float">
            <text:p>0.8669</text:p>
          </table:table-cell>
          <table:table-cell office:value-type="float" office:value="106.3" calcext:value-type="float">
            <text:p>106.3</text:p>
          </table:table-cell>
          <table:table-cell office:value-type="float" office:value="37.99" calcext:value-type="float">
            <text:p>37.99</text:p>
          </table:table-cell>
        </table:table-row>
        <table:table-row table:style-name="ro2">
          <table:table-cell office:value-type="string" calcext:value-type="string">
            <text:p>Этилбензол</text:p>
          </table:table-cell>
          <table:table-cell office:value-type="float" office:value="8" calcext:value-type="float">
            <text:p>8</text:p>
          </table:table-cell>
          <table:table-cell office:value-type="float" office:value="-94.96" calcext:value-type="float">
            <text:p>-94.96</text:p>
          </table:table-cell>
          <table:table-cell office:value-type="float" office:value="136.2" calcext:value-type="float">
            <text:p>136.2</text:p>
          </table:table-cell>
          <table:table-cell office:value-type="float" office:value="0.867" calcext:value-type="float">
            <text:p>0.867</text:p>
          </table:table-cell>
          <table:table-cell office:value-type="float" office:value="122.4" calcext:value-type="float">
            <text:p>122.4</text:p>
          </table:table-cell>
          <table:table-cell office:value-type="float" office:value="42.25" calcext:value-type="float">
            <text:p>42.25</text:p>
          </table:table-cell>
        </table:table-row>
        <table:table-row table:style-name="ro2">
          <table:table-cell office:value-type="string" calcext:value-type="string">
            <text:p>n-Пропилбензол</text:p>
          </table:table-cell>
          <table:table-cell office:value-type="float" office:value="9" calcext:value-type="float">
            <text:p>9</text:p>
          </table:table-cell>
          <table:table-cell office:value-type="float" office:value="-99.6" calcext:value-type="float">
            <text:p>-99.6</text:p>
          </table:table-cell>
          <table:table-cell office:value-type="float" office:value="159.24" calcext:value-type="float">
            <text:p>159.24</text:p>
          </table:table-cell>
          <table:table-cell office:value-type="float" office:value="0.862" calcext:value-type="float">
            <text:p>0.862</text:p>
          </table:table-cell>
          <table:table-cell office:value-type="float" office:value="139.4" calcext:value-type="float">
            <text:p>139.4</text:p>
          </table:table-cell>
          <table:table-cell office:value-type="float" office:value="53.39" calcext:value-type="float">
            <text:p>53.39</text:p>
          </table:table-cell>
        </table:table-row>
      </table:table>
      <table:table table:name="Кислоты" table:style-name="ta3">
        <table:table-column table:style-name="co4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Кислот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COOH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ановая к-та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15" calcext:value-type="float">
            <text:p>38.15</text:p>
          </table:table-cell>
          <table:table-cell table:style-name="ce1" office:value-type="float" office:value="100.7" calcext:value-type="float">
            <text:p>100.7</text:p>
          </table:table-cell>
          <table:table-cell/>
          <table:table-cell table:style-name="ce1" office:value-type="float" office:value="8.25" calcext:value-type="float">
            <text:p>8.25</text:p>
          </table:table-cell>
          <table:table-cell/>
          <table:table-cell table:style-name="ce1" office:value-type="float" office:value="22.69" calcext:value-type="float">
            <text:p>22.69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Этановая к-та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.25" calcext:value-type="float">
            <text:p>55.25</text:p>
          </table:table-cell>
          <table:table-cell table:style-name="ce1" office:value-type="float" office:value="118.1" calcext:value-type="float">
            <text:p>118.1</text:p>
          </table:table-cell>
          <table:table-cell/>
          <table:table-cell table:style-name="ce1" office:value-type="float" office:value="16.75" calcext:value-type="float">
            <text:p>16.75</text:p>
          </table:table-cell>
          <table:table-cell/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51.6" calcext:value-type="float">
            <text:p>5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ропановая к-та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.35" calcext:value-type="float">
            <text:p>72.35</text:p>
          </table:table-cell>
          <table:table-cell table:style-name="ce1" office:value-type="float" office:value="141.1" calcext:value-type="float">
            <text:p>141.1</text:p>
          </table:table-cell>
          <table:table-cell/>
          <table:table-cell table:style-name="ce1" office:value-type="float" office:value="-20.83" calcext:value-type="float">
            <text:p>-20.83</text:p>
          </table:table-cell>
          <table:table-cell table:number-columns-repeated="2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утановая к-та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9.45" calcext:value-type="float">
            <text:p>89.45</text:p>
          </table:table-cell>
          <table:table-cell table:style-name="ce1" office:value-type="float" office:value="163.5" calcext:value-type="float">
            <text:p>163.5</text:p>
          </table:table-cell>
          <table:table-cell/>
          <table:table-cell table:style-name="ce1" office:value-type="float" office:value="-5.26" calcext:value-type="float">
            <text:p>-5.26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нтановая к-та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/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ексановая к-та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  <table:table-cell table:style-name="ce1" office:value-type="float" office:value="71.2" calcext:value-type="float">
            <text:p>7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онановая к-та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" office:value-type="float" office:value="82.5" calcext:value-type="float">
            <text:p>8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2-Метилпропановая к-та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9.45" calcext:value-type="float">
            <text:p>89.45</text:p>
          </table:table-cell>
          <table:table-cell table:style-name="ce4" office:value-type="float" office:value="154.7" calcext:value-type="float">
            <text:p>154.7</text:p>
          </table:table-cell>
          <table:table-cell table:style-name="ce4"/>
          <table:table-cell table:style-name="ce4" office:value-type="float" office:value="-46.1" calcext:value-type="float">
            <text:p>-46.1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2-Этилгексановая к-та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7.85" calcext:value-type="float">
            <text:p>157.85</text:p>
          </table:table-cell>
          <table:table-cell table:style-name="ce4" table:number-columns-repeated="5"/>
          <table:table-cell table:style-name="ce4" office:value-type="float" office:value="78.4" calcext:value-type="float">
            <text:p>78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мины" table:style-name="ta4">
        <table:table-column table:style-name="co5" table:default-cell-style-name="ce1"/>
        <table:table-column table:style-name="co2" table:number-columns-repeated="6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мин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office:value-type="string" calcext:value-type="string">
            <text:p>dHв </text:p>
          </table:table-cell>
          <table:table-cell office:value-type="string" calcext:value-type="string">
            <text:p>dH(298K)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NH2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амин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.8" calcext:value-type="float">
            <text:p>40.8</text:p>
          </table:table-cell>
          <table:table-cell table:style-name="ce1" office:value-type="float" office:value="-6.5" calcext:value-type="float">
            <text:p>-6.5</text:p>
          </table:table-cell>
          <table:table-cell/>
          <table:table-cell table:style-name="ce1" office:value-type="float" office:value="-93.5" calcext:value-type="float">
            <text:p>-93.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3.37" calcext:value-type="float">
            <text:p>23.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10" table:formula="of:=[.B4:.B13]*2+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ропиламин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.1" calcext:value-type="float">
            <text:p>75.1</text:p>
          </table:table-cell>
          <table:table-cell table:style-name="ce1" office:value-type="float" office:value="48.7" calcext:value-type="float">
            <text:p>48.7</text:p>
          </table:table-cell>
          <table:table-cell/>
          <table:table-cell table:style-name="ce1" office:value-type="float" office:value="-84.8" calcext:value-type="float">
            <text:p>-84.8</text:p>
          </table:table-cell>
          <table:table-cell/>
          <table:table-cell office:value-type="float" office:value="29.55" calcext:value-type="float">
            <text:p>29.55</text:p>
          </table:table-cell>
          <table:table-cell office:value-type="float" office:value="31.27" calcext:value-type="float">
            <text:p>31.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утилами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2.2" calcext:value-type="float">
            <text:p>92.2</text:p>
          </table:table-cell>
          <table:table-cell table:style-name="ce1" office:value-type="float" office:value="78.2" calcext:value-type="float">
            <text:p>78.2</text:p>
          </table:table-cell>
          <table:table-cell/>
          <table:table-cell table:style-name="ce1" office:value-type="float" office:value="-50.5" calcext:value-type="float">
            <text:p>-50.5</text:p>
          </table:table-cell>
          <table:table-cell/>
          <table:table-cell office:value-type="float" office:value="31.81" calcext:value-type="float">
            <text:p>31.81</text:p>
          </table:table-cell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нтилами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9.3" calcext:value-type="float">
            <text:p>109.3</text:p>
          </table:table-cell>
          <table:table-cell table:style-name="ce1" office:value-type="float" office:value="104" calcext:value-type="float">
            <text:p>104</text:p>
          </table:table-cell>
          <table:table-cell/>
          <table:table-cell table:style-name="ce1" office:value-type="float" office:value="-55" calcext:value-type="float">
            <text:p>-55</text:p>
          </table:table-cell>
          <table:table-cell/>
          <table:table-cell office:value-type="float" office:value="34.01" calcext:value-type="float">
            <text:p>34.01</text:p>
          </table:table-cell>
          <table:table-cell office:value-type="float" office:value="40.08" calcext:value-type="float">
            <text:p>40.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ексилами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132.7" calcext:value-type="float">
            <text:p>132.7</text:p>
          </table:table-cell>
          <table:table-cell/>
          <table:table-cell table:style-name="ce1" office:value-type="float" office:value="-19" calcext:value-type="float">
            <text:p>-19</text:p>
          </table:table-cell>
          <table:table-cell/>
          <table:table-cell office:value-type="float" office:value="36.54" calcext:value-type="float">
            <text:p>36.54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ептиламин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3.5" calcext:value-type="float">
            <text:p>143.5</text:p>
          </table:table-cell>
          <table:table-cell table:style-name="ce1" office:value-type="float" office:value="156.9" calcext:value-type="float">
            <text:p>156.9</text:p>
          </table:table-cell>
          <table:table-cell/>
          <table:table-cell table:style-name="ce1" office:value-type="float" office:value="-23" calcext:value-type="float">
            <text:p>-23</text:p>
          </table:table-cell>
          <table:table-cell table:number-columns-repeated="2"/>
          <table:table-cell office:value-type="float" office:value="49.96" calcext:value-type="float">
            <text:p>49.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Пропиламин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-95.2" calcext:value-type="float">
            <text:p>-95.2</text:p>
          </table:table-cell>
          <table:table-cell table:style-name="ce2"/>
          <table:table-cell table:style-name="ce2" office:value-type="float" office:value="27.83" calcext:value-type="float">
            <text:p>27.83</text:p>
          </table:table-cell>
          <table:table-cell table:style-name="ce2" office:value-type="float" office:value="28.36" calcext:value-type="float">
            <text:p>28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Метил-1-пропиламин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68.6" calcext:value-type="float">
            <text:p>68.6</text:p>
          </table:table-cell>
          <table:table-cell table:style-name="ce2"/>
          <table:table-cell table:style-name="ce2" office:value-type="float" office:value="-84.6" calcext:value-type="float">
            <text:p>-84.6</text:p>
          </table:table-cell>
          <table:table-cell table:style-name="ce2"/>
          <table:table-cell table:style-name="ce2" office:value-type="float" office:value="30.61" calcext:value-type="float">
            <text:p>30.61</text:p>
          </table:table-cell>
          <table:table-cell table:style-name="ce2" office:value-type="float" office:value="33.85" calcext:value-type="float">
            <text:p>33.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Бутиламин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.2" calcext:value-type="float">
            <text:p>92.2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table:number-columns-repeated="3"/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32.68" calcext:value-type="float">
            <text:p>32.6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Метил-2-пропиламин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.2" calcext:value-type="float">
            <text:p>92.2</text:p>
          </table:table-cell>
          <table:table-cell table:style-name="ce2" office:value-type="float" office:value="44.4" calcext:value-type="float">
            <text:p>44.4</text:p>
          </table:table-cell>
          <table:table-cell table:style-name="ce2"/>
          <table:table-cell table:style-name="ce2" office:value-type="float" office:value="-67.5" calcext:value-type="float">
            <text:p>-67.5</text:p>
          </table:table-cell>
          <table:table-cell table:style-name="ce2"/>
          <table:table-cell table:style-name="ce2" office:value-type="float" office:value="28.27" calcext:value-type="float">
            <text:p>28.27</text:p>
          </table:table-cell>
          <table:table-cell table:style-name="ce2" office:value-type="float" office:value="29.64" calcext:value-type="float">
            <text:p>29.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,2-Этандиамин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matrix-columns-spanned="1" table:number-matrix-rows-spanned="4" table:formula="of:=[.B14:.B17]*2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,2-Бутандиамин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/>
          <table:table-cell office:value-type="float" office:value="46.3" calcext:value-type="float">
            <text:p>46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,2-Пропандиамин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  <table:table-cell office:value-type="float" office:value="50.2" calcext:value-type="float">
            <text:p>50.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Метил-1,2-пропандиамин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Нитрилы" table:style-name="ta5">
        <table:table-column table:style-name="co8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Нитрил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NH2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Этаннитрил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.1" calcext:value-type="float">
            <text:p>49.1</text:p>
          </table:table-cell>
          <table:table-cell table:style-name="ce1" office:value-type="float" office:value="81.6" calcext:value-type="float">
            <text:p>81.6</text:p>
          </table:table-cell>
          <table:table-cell/>
          <table:table-cell table:style-name="ce1" office:value-type="float" office:value="-44.9" calcext:value-type="float">
            <text:p>-44.9</text:p>
          </table:table-cell>
          <table:table-cell/>
          <table:table-cell table:style-name="ce1" office:value-type="float" office:value="29.75" calcext:value-type="float">
            <text:p>29.75</text:p>
          </table:table-cell>
          <table:table-cell table:style-name="ce1" office:value-type="float" office:value="32.94" calcext:value-type="float">
            <text:p>32.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14" table:formula="of:=[.B4:.B17]*2-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ропаннитрил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2" calcext:value-type="float">
            <text:p>66.2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style-name="ce1" office:value-type="float" office:value="-91.9" calcext:value-type="float">
            <text:p>-91.9</text:p>
          </table:table-cell>
          <table:table-cell/>
          <table:table-cell table:style-name="ce1" office:value-type="float" office:value="31.81" calcext:value-type="float">
            <text:p>31.81</text:p>
          </table:table-cell>
          <table:table-cell table:style-name="ce1" office:value-type="float" office:value="36.03" calcext:value-type="float">
            <text:p>36.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утаннитрил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3.3" calcext:value-type="float">
            <text:p>83.3</text:p>
          </table:table-cell>
          <table:table-cell table:style-name="ce1" office:value-type="float" office:value="117.9" calcext:value-type="float">
            <text:p>117.9</text:p>
          </table:table-cell>
          <table:table-cell/>
          <table:table-cell table:style-name="ce1" office:value-type="float" office:value="-111.39" calcext:value-type="float">
            <text:p>-111.39</text:p>
          </table:table-cell>
          <table:table-cell/>
          <table:table-cell table:style-name="ce1" office:value-type="float" office:value="33.68" calcext:value-type="float">
            <text:p>33.68</text:p>
          </table:table-cell>
          <table:table-cell table:style-name="ce1" office:value-type="float" office:value="39.33" calcext:value-type="float">
            <text:p>39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нтаннитрил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.4" calcext:value-type="float">
            <text:p>100.4</text:p>
          </table:table-cell>
          <table:table-cell table:style-name="ce1" office:value-type="float" office:value="142.25" calcext:value-type="float">
            <text:p>142.25</text:p>
          </table:table-cell>
          <table:table-cell/>
          <table:table-cell table:style-name="ce1" office:value-type="float" office:value="-96.78" calcext:value-type="float">
            <text:p>-96.78</text:p>
          </table:table-cell>
          <table:table-cell/>
          <table:table-cell table:style-name="ce1" office:value-type="float" office:value="36.09" calcext:value-type="float">
            <text:p>36.09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ексаннитрил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7.5" calcext:value-type="float">
            <text:p>117.5</text:p>
          </table:table-cell>
          <table:table-cell table:style-name="ce1" office:value-type="float" office:value="163.65" calcext:value-type="float">
            <text:p>163.65</text:p>
          </table:table-cell>
          <table:table-cell/>
          <table:table-cell table:style-name="ce1" office:value-type="float" office:value="-79.4" calcext:value-type="float">
            <text:p>-79.4</text:p>
          </table:table-cell>
          <table:table-cell table:number-columns-repeated="2"/>
          <table:table-cell table:style-name="ce1" office:value-type="float" office:value="47.91" calcext:value-type="float">
            <text:p>47.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ептаннитрил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  <table:table-cell table:style-name="ce1" office:value-type="float" office:value="51.9" calcext:value-type="float">
            <text:p>51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Октаннитрил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1.7" calcext:value-type="float">
            <text:p>151.7</text:p>
          </table:table-cell>
          <table:table-cell table:style-name="ce1" office:value-type="float" office:value="205.2" calcext:value-type="float">
            <text:p>205.2</text:p>
          </table:table-cell>
          <table:table-cell/>
          <table:table-cell table:style-name="ce1" office:value-type="float" office:value="-45.6" calcext:value-type="float">
            <text:p>-45.6</text:p>
          </table:table-cell>
          <table:table-cell table:number-columns-repeated="2"/>
          <table:table-cell table:style-name="ce1" office:value-type="float" office:value="56.8" calcext:value-type="float">
            <text:p>56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еканнитрил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5.9" calcext:value-type="float">
            <text:p>185.9</text:p>
          </table:table-cell>
          <table:table-cell table:style-name="ce1" office:value-type="float" office:value="243" calcext:value-type="float">
            <text:p>243</text:p>
          </table:table-cell>
          <table:table-cell/>
          <table:table-cell table:style-name="ce1" office:value-type="float" office:value="-17.9" calcext:value-type="float">
            <text:p>-17.9</text:p>
          </table:table-cell>
          <table:table-cell table:number-columns-repeated="2"/>
          <table:table-cell table:style-name="ce1" office:value-type="float" office:value="66.84" calcext:value-type="float">
            <text:p>66.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Ундеканнитрил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60.8" calcext:value-type="float">
            <text:p>260.8</text:p>
          </table:table-cell>
          <table:table-cell table:number-columns-repeated="4"/>
          <table:table-cell table:style-name="ce1" office:value-type="float" office:value="71.14" calcext:value-type="float">
            <text:p>71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одеканнитрил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0.1" calcext:value-type="float">
            <text:p>220.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6.12" calcext:value-type="float">
            <text:p>76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етрадеканнитрил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4.3" calcext:value-type="float">
            <text:p>254.3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1" office:value-type="float" office:value="85.29" calcext:value-type="float">
            <text:p>85.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-Метилпропаннитрил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3.3" calcext:value-type="float">
            <text:p>83.3</text:p>
          </table:table-cell>
          <table:table-cell table:style-name="ce5" office:value-type="float" office:value="103.8" calcext:value-type="float">
            <text:p>103.8</text:p>
          </table:table-cell>
          <table:table-cell table:style-name="ce5"/>
          <table:table-cell table:style-name="ce5" office:value-type="float" office:value="-71.5" calcext:value-type="float">
            <text:p>-71.5</text:p>
          </table:table-cell>
          <table:table-cell table:style-name="ce5"/>
          <table:table-cell table:style-name="ce5" office:value-type="float" office:value="32.39" calcext:value-type="float">
            <text:p>32.39</text:p>
          </table:table-cell>
          <table:table-cell table:style-name="ce5" office:value-type="float" office:value="37.13" calcext:value-type="float">
            <text:p>37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3-Метилбутаннитрил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.4" calcext:value-type="float">
            <text:p>100.4</text:p>
          </table:table-cell>
          <table:table-cell table:style-name="ce5" office:value-type="float" office:value="130.5" calcext:value-type="float">
            <text:p>130.5</text:p>
          </table:table-cell>
          <table:table-cell table:style-name="ce5"/>
          <table:table-cell table:style-name="ce5" office:value-type="float" office:value="-100.85" calcext:value-type="float">
            <text:p>-100.85</text:p>
          </table:table-cell>
          <table:table-cell table:style-name="ce5"/>
          <table:table-cell table:style-name="ce5" office:value-type="float" office:value="35.1" calcext:value-type="float">
            <text:p>35.1</text:p>
          </table:table-cell>
          <table:table-cell table:style-name="ce5" office:value-type="float" office:value="41.64" calcext:value-type="float">
            <text:p>41.6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,2-Диметилпропаннитрил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.5" calcext:value-type="float">
            <text:p>100.5</text:p>
          </table:table-cell>
          <table:table-cell table:style-name="ce5" office:value-type="float" office:value="106" calcext:value-type="float">
            <text:p>106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32.4" calcext:value-type="float">
            <text:p>32.4</text:p>
          </table:table-cell>
          <table:table-cell table:style-name="ce5" office:value-type="float" office:value="37.35" calcext:value-type="float">
            <text:p>37.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лкены" table:style-name="ta6">
        <table:table-column table:style-name="co9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лкен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ропен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.35" calcext:value-type="float">
            <text:p>59.35</text:p>
          </table:table-cell>
          <table:table-cell table:style-name="ce1" office:value-type="float" office:value="-47.4" calcext:value-type="float">
            <text:p>-47.4</text:p>
          </table:table-cell>
          <table:table-cell table:style-name="ce1" table:number-matrix-columns-spanned="1" table:number-matrix-rows-spanned="13" table:formula="of:=[.D4:.D16]+273.15" office:value-type="float" office:value="225.75" calcext:value-type="float">
            <text:p>225.75</text:p>
          </table:table-cell>
          <table:table-cell table:style-name="ce1" office:value-type="float" office:value="-185.2" calcext:value-type="float">
            <text:p>-185.2</text:p>
          </table:table-cell>
          <table:table-cell table:style-name="ce1" table:number-matrix-columns-spanned="1" table:number-matrix-rows-spanned="13" table:formula="of:=[.F4:.F16]+273.15" office:value-type="float" office:value="87.95" calcext:value-type="float">
            <text:p>87.95</text:p>
          </table:table-cell>
          <table:table-cell table:style-name="ce1" office:value-type="float" office:value="18.42" calcext:value-type="float">
            <text:p>18.42</text:p>
          </table:table-cell>
          <table:table-cell table:style-name="ce1" office:value-type="float" office:value="14.24" calcext:value-type="float">
            <text:p>14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Буте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.45" calcext:value-type="float">
            <text:p>76.45</text:p>
          </table:table-cell>
          <table:table-cell table:style-name="ce1" office:value-type="float" office:value="-6.3" calcext:value-type="float">
            <text:p>-6.3</text:p>
          </table:table-cell>
          <table:table-cell table:style-name="ce1" office:value-type="float" office:value="266.85" calcext:value-type="float">
            <text:p>266.85</text:p>
          </table:table-cell>
          <table:table-cell table:style-name="ce1" office:value-type="float" office:value="-185.35" calcext:value-type="float">
            <text:p>-185.35</text:p>
          </table:table-cell>
          <table:table-cell table:style-name="ce1" office:value-type="float" office:value="87.8" calcext:value-type="float">
            <text:p>87.8</text:p>
          </table:table-cell>
          <table:table-cell table:style-name="ce1" office:value-type="float" office:value="22.07" calcext:value-type="float">
            <text:p>22.07</text:p>
          </table:table-cell>
          <table:table-cell table:style-name="ce1" office:value-type="float" office:value="20.22" calcext:value-type="float">
            <text:p>20.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Пенте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.55" calcext:value-type="float">
            <text:p>93.55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303.35" calcext:value-type="float">
            <text:p>303.35</text:p>
          </table:table-cell>
          <table:table-cell table:style-name="ce1" office:value-type="float" office:value="-138" calcext:value-type="float">
            <text:p>-138</text:p>
          </table:table-cell>
          <table:table-cell table:style-name="ce1" office:value-type="float" office:value="135.15" calcext:value-type="float">
            <text:p>135.15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25.47" calcext:value-type="float">
            <text:p>25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Октен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4.85" calcext:value-type="float">
            <text:p>144.85</text:p>
          </table:table-cell>
          <table:table-cell table:style-name="ce1" office:value-type="float" office:value="121.3" calcext:value-type="float">
            <text:p>121.3</text:p>
          </table:table-cell>
          <table:table-cell table:style-name="ce1" office:value-type="float" office:value="394.45" calcext:value-type="float">
            <text:p>394.45</text:p>
          </table:table-cell>
          <table:table-cell table:style-name="ce1" office:value-type="float" office:value="-101.73" calcext:value-type="float">
            <text:p>-101.73</text:p>
          </table:table-cell>
          <table:table-cell table:style-name="ce1" office:value-type="float" office:value="171.42" calcext:value-type="float">
            <text:p>171.42</text:p>
          </table:table-cell>
          <table:table-cell table:style-name="ce1" office:value-type="float" office:value="34.07" calcext:value-type="float">
            <text:p>34.07</text:p>
          </table:table-cell>
          <table:table-cell table:style-name="ce1" office:value-type="float" office:value="40.39" calcext:value-type="float">
            <text:p>40.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Децен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9.05" calcext:value-type="float">
            <text:p>179.05</text:p>
          </table:table-cell>
          <table:table-cell table:style-name="ce1" office:value-type="float" office:value="170.6" calcext:value-type="float">
            <text:p>170.6</text:p>
          </table:table-cell>
          <table:table-cell table:style-name="ce1" office:value-type="float" office:value="443.75" calcext:value-type="float">
            <text:p>443.75</text:p>
          </table:table-cell>
          <table:table-cell table:style-name="ce1" office:value-type="float" office:value="-66.3" calcext:value-type="float">
            <text:p>-66.3</text:p>
          </table:table-cell>
          <table:table-cell table:style-name="ce1" office:value-type="float" office:value="206.85" calcext:value-type="float">
            <text:p>206.85</text:p>
          </table:table-cell>
          <table:table-cell/>
          <table:table-cell table:style-name="ce1" office:value-type="float" office:value="50.43" calcext:value-type="float">
            <text:p>5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Додецен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3.25" calcext:value-type="float">
            <text:p>213.25</text:p>
          </table:table-cell>
          <table:table-cell table:style-name="ce1" office:value-type="float" office:value="213.4" calcext:value-type="float">
            <text:p>213.4</text:p>
          </table:table-cell>
          <table:table-cell table:style-name="ce1" office:value-type="float" office:value="486.55" calcext:value-type="float">
            <text:p>486.55</text:p>
          </table:table-cell>
          <table:table-cell table:style-name="ce1" office:value-type="float" office:value="-35.23" calcext:value-type="float">
            <text:p>-35.23</text:p>
          </table:table-cell>
          <table:table-cell table:style-name="ce1" office:value-type="float" office:value="237.92" calcext:value-type="float">
            <text:p>237.92</text:p>
          </table:table-cell>
          <table:table-cell/>
          <table:table-cell table:style-name="ce1" office:value-type="float" office:value="60.78" calcext:value-type="float">
            <text:p>60.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-Гексадецен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1.65" calcext:value-type="float">
            <text:p>281.65</text:p>
          </table:table-cell>
          <table:table-cell table:style-name="ce1" office:value-type="float" office:value="284.4" calcext:value-type="float">
            <text:p>284.4</text:p>
          </table:table-cell>
          <table:table-cell table:style-name="ce1" office:value-type="float" office:value="557.55" calcext:value-type="float">
            <text:p>557.5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77.25" calcext:value-type="float">
            <text:p>277.25</text:p>
          </table:table-cell>
          <table:table-cell/>
          <table:table-cell table:style-name="ce1" office:value-type="float" office:value="80.25" calcext:value-type="float">
            <text:p>80.2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273.15" calcext:value-type="float">
            <text:p>273.15</text:p>
          </table:table-cell>
          <table:table-cell/>
          <table:table-cell table:style-name="ce1" office:value-type="float" office:value="273.15" calcext:value-type="float">
            <text:p>27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цис-2-Буте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.5" calcext:value-type="float">
            <text:p>76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76.85" calcext:value-type="float">
            <text:p>276.85</text:p>
          </table:table-cell>
          <table:table-cell table:style-name="ce1" office:value-type="float" office:value="-139.91" calcext:value-type="float">
            <text:p>-139.91</text:p>
          </table:table-cell>
          <table:table-cell table:style-name="ce1" office:value-type="float" office:value="133.24" calcext:value-type="float">
            <text:p>133.24</text:p>
          </table:table-cell>
          <table:table-cell table:style-name="ce1" office:value-type="float" office:value="23.34" calcext:value-type="float">
            <text:p>23.34</text:p>
          </table:table-cell>
          <table:table-cell table:style-name="ce1" office:value-type="float" office:value="2.16" calcext:value-type="float">
            <text:p>2.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транс-2-Буте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.5" calcext:value-type="float">
            <text:p>76.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274.03" calcext:value-type="float">
            <text:p>274.03</text:p>
          </table:table-cell>
          <table:table-cell table:style-name="ce1" office:value-type="float" office:value="-105.55" calcext:value-type="float">
            <text:p>-105.55</text:p>
          </table:table-cell>
          <table:table-cell table:style-name="ce1" office:value-type="float" office:value="167.6" calcext:value-type="float">
            <text:p>167.6</text:p>
          </table:table-cell>
          <table:table-cell table:style-name="ce1" office:value-type="float" office:value="22.72" calcext:value-type="float">
            <text:p>22.72</text:p>
          </table:table-cell>
          <table:table-cell table:style-name="ce1" office:value-type="float" office:value="21.4" calcext:value-type="float">
            <text:p>2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-Метил-1-буте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.6" calcext:value-type="float">
            <text:p>93.6</text:p>
          </table:table-cell>
          <table:table-cell table:style-name="ce1" office:value-type="float" office:value="31.16" calcext:value-type="float">
            <text:p>31.16</text:p>
          </table:table-cell>
          <table:table-cell table:style-name="ce1" office:value-type="float" office:value="304.31" calcext:value-type="float">
            <text:p>304.31</text:p>
          </table:table-cell>
          <table:table-cell table:style-name="ce1" office:value-type="float" office:value="-137.56" calcext:value-type="float">
            <text:p>-137.56</text:p>
          </table:table-cell>
          <table:table-cell table:style-name="ce1" office:value-type="float" office:value="135.59" calcext:value-type="float">
            <text:p>135.59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25.86" calcext:value-type="float">
            <text:p>25.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-Метил-2-буте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.65" calcext:value-type="float">
            <text:p>93.65</text:p>
          </table:table-cell>
          <table:table-cell table:style-name="ce1" office:value-type="float" office:value="38.57" calcext:value-type="float">
            <text:p>38.57</text:p>
          </table:table-cell>
          <table:table-cell table:style-name="ce1" office:value-type="float" office:value="311.72" calcext:value-type="float">
            <text:p>311.72</text:p>
          </table:table-cell>
          <table:table-cell table:style-name="ce1" office:value-type="float" office:value="-133.7" calcext:value-type="float">
            <text:p>-133.7</text:p>
          </table:table-cell>
          <table:table-cell table:style-name="ce1" office:value-type="float" office:value="139.45" calcext:value-type="float">
            <text:p>139.45</text:p>
          </table:table-cell>
          <table:table-cell table:style-name="ce1" office:value-type="float" office:value="26.31" calcext:value-type="float">
            <text:p>26.31</text:p>
          </table:table-cell>
          <table:table-cell table:style-name="ce1" office:value-type="float" office:value="27.06" calcext:value-type="float">
            <text:p>27.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,3-Диметил-2-буте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0.8" calcext:value-type="float">
            <text:p>110.8</text:p>
          </table:table-cell>
          <table:table-cell table:style-name="ce1" office:value-type="float" office:value="73.2" calcext:value-type="float">
            <text:p>73.2</text:p>
          </table:table-cell>
          <table:table-cell table:style-name="ce1" office:value-type="float" office:value="346.35" calcext:value-type="float">
            <text:p>346.35</text:p>
          </table:table-cell>
          <table:table-cell table:style-name="ce1" office:value-type="float" office:value="-74.28" calcext:value-type="float">
            <text:p>-74.28</text:p>
          </table:table-cell>
          <table:table-cell table:style-name="ce1" office:value-type="float" office:value="198.87" calcext:value-type="float">
            <text:p>198.87</text:p>
          </table:table-cell>
          <table:table-cell table:style-name="ce1" office:value-type="float" office:value="29.64" calcext:value-type="float">
            <text:p>29.64</text:p>
          </table:table-cell>
          <table:table-cell table:style-name="ce1" office:value-type="float" office:value="32.53" calcext:value-type="float">
            <text:p>32.53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ульфиды" table:style-name="ta7">
        <table:table-column table:style-name="co10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Сульфид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-S-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иметилсульфид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.9" calcext:value-type="float">
            <text:p>62.9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matrix-columns-spanned="1" table:number-matrix-rows-spanned="3" table:formula="of:=[.D4:.D6]+273.15" office:value-type="float" office:value="309.15" calcext:value-type="float">
            <text:p>309.15</text:p>
          </table:table-cell>
          <table:table-cell table:style-name="ce1" office:value-type="float" office:value="-83.2" calcext:value-type="float">
            <text:p>-83.2</text:p>
          </table:table-cell>
          <table:table-cell table:style-name="ce1" table:number-matrix-columns-spanned="1" table:number-matrix-rows-spanned="1" table:formula="of:=[.F4]+273.15" office:value-type="float" office:value="189.95" calcext:value-type="float">
            <text:p>189.9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7.65" calcext:value-type="float">
            <text:p>27.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7" table:formula="of:=[.B4:.B10]*2+2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Этилметилсульфид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.4" calcext:value-type="float">
            <text:p>82.4</text:p>
          </table:table-cell>
          <table:table-cell table:style-name="ce1" office:value-type="float" office:value="66.6" calcext:value-type="float">
            <text:p>66.6</text:p>
          </table:table-cell>
          <table:table-cell table:style-name="ce1" office:value-type="float" office:value="339.75" calcext:value-type="float">
            <text:p>339.75</text:p>
          </table:table-cell>
          <table:table-cell table:number-columns-repeated="2"/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31.85" calcext:value-type="float">
            <text:p>31.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пропилсульфид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95.6" calcext:value-type="float">
            <text:p>95.6</text:p>
          </table:table-cell>
          <table:table-cell table:style-name="ce1" office:value-type="float" office:value="368.75" calcext:value-type="float">
            <text:p>368.75</text:p>
          </table:table-cell>
          <table:table-cell table:number-columns-repeated="2"/>
          <table:table-cell table:style-name="ce1" office:value-type="float" office:value="32.08" calcext:value-type="float">
            <text:p>32.08</text:p>
          </table:table-cell>
          <table:table-cell table:style-name="ce1" office:value-type="float" office:value="36.24" calcext:value-type="float">
            <text:p>36.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утилметилсульфид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6.8" calcext:value-type="float">
            <text:p>116.8</text:p>
          </table:table-cell>
          <table:table-cell table:style-name="ce1" table:number-matrix-columns-spanned="1" table:number-matrix-rows-spanned="2" table:formula="of:=[.E7:.E8]-273.15" office:value-type="float" office:value="123.45" calcext:value-type="float">
            <text:p>123.45</text:p>
          </table:table-cell>
          <table:table-cell table:style-name="ce1" office:value-type="float" office:value="396.6" calcext:value-type="float">
            <text:p>396.6</text:p>
          </table:table-cell>
          <table:table-cell table:number-columns-repeated="2"/>
          <table:table-cell table:style-name="ce1" office:value-type="float" office:value="34.47" calcext:value-type="float">
            <text:p>34.47</text:p>
          </table:table-cell>
          <table:table-cell table:style-name="ce1" office:value-type="float" office:value="40.46" calcext:value-type="float">
            <text:p>40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пентилсульфид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45.05" calcext:value-type="float">
            <text:p>145.05</text:p>
          </table:table-cell>
          <table:table-cell table:style-name="ce1" office:value-type="float" office:value="418.2" calcext:value-type="float">
            <text:p>418.2</text:p>
          </table:table-cell>
          <table:table-cell table:number-columns-repeated="2"/>
          <table:table-cell table:style-name="ce1" office:value-type="float" office:value="37.41" calcext:value-type="float">
            <text:p>37.41</text:p>
          </table:table-cell>
          <table:table-cell table:style-name="ce1" office:value-type="float" office:value="45.24" calcext:value-type="float">
            <text:p>45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Изопропилметилсульфид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float" office:value="84.8" calcext:value-type="float">
            <text:p>84.8</text:p>
          </table:table-cell>
          <table:table-cell table:style-name="ce2" table:number-matrix-columns-spanned="1" table:number-matrix-rows-spanned="1" table:formula="of:=[.D9]+273.15" office:value-type="float" office:value="357.95" calcext:value-type="float">
            <text:p>357.95</text:p>
          </table:table-cell>
          <table:table-cell table:style-name="ce2" table:number-columns-repeated="2"/>
          <table:table-cell table:style-name="ce2" office:value-type="float" office:value="30.71" calcext:value-type="float">
            <text:p>30.71</text:p>
          </table:table-cell>
          <table:table-cell table:style-name="ce2" office:value-type="float" office:value="34.15" calcext:value-type="float">
            <text:p>34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трет-Бутилметилсульфид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6.8" calcext:value-type="float">
            <text:p>116.8</text:p>
          </table:table-cell>
          <table:table-cell table:style-name="ce2" table:number-matrix-columns-spanned="1" table:number-matrix-rows-spanned="1" table:formula="of:=[.E10]-273.15" office:value-type="float" office:value="98.9500000000001" calcext:value-type="float">
            <text:p>98.9500000000001</text:p>
          </table:table-cell>
          <table:table-cell table:style-name="ce2" office:value-type="float" office:value="372.1" calcext:value-type="float">
            <text:p>372.1</text:p>
          </table:table-cell>
          <table:table-cell table:style-name="ce2" table:number-columns-repeated="2"/>
          <table:table-cell table:style-name="ce2" office:value-type="float" office:value="31.47" calcext:value-type="float">
            <text:p>31.47</text:p>
          </table:table-cell>
          <table:table-cell table:style-name="ce2" office:value-type="float" office:value="35.84" calcext:value-type="float">
            <text:p>35.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Тиолы" table:style-name="ta8">
        <table:table-column table:style-name="co11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Тиол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SН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Этантиол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.2" calcext:value-type="float">
            <text:p>64.2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1" office:value-type="float" office:value="-144.4" calcext:value-type="float">
            <text:p>-144.4</text:p>
          </table:table-cell>
          <table:table-cell/>
          <table:table-cell table:style-name="ce1" office:value-type="float" office:value="26.79" calcext:value-type="float">
            <text:p>26.79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11" table:formula="of:=[.B4:.B14]*2+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Пропантиол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67.8" calcext:value-type="float">
            <text:p>67.8</text:p>
          </table:table-cell>
          <table:table-cell/>
          <table:table-cell table:style-name="ce1" office:value-type="float" office:value="-111.5" calcext:value-type="float">
            <text:p>-111.5</text:p>
          </table:table-cell>
          <table:table-cell/>
          <table:table-cell table:style-name="ce1" office:value-type="float" office:value="29.54" calcext:value-type="float">
            <text:p>29.54</text:p>
          </table:table-cell>
          <table:table-cell table:style-name="ce1" office:value-type="float" office:value="31.89" calcext:value-type="float">
            <text:p>31.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Бутантиол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8.4" calcext:value-type="float">
            <text:p>98.4</text:p>
          </table:table-cell>
          <table:table-cell/>
          <table:table-cell table:style-name="ce1" office:value-type="float" office:value="-115.67" calcext:value-type="float">
            <text:p>-115.67</text:p>
          </table:table-cell>
          <table:table-cell/>
          <table:table-cell table:style-name="ce1" office:value-type="float" office:value="32.23" calcext:value-type="float">
            <text:p>32.23</text:p>
          </table:table-cell>
          <table:table-cell table:style-name="ce1" office:value-type="float" office:value="36.63" calcext:value-type="float">
            <text:p>36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Пентантиол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5.5" calcext:value-type="float">
            <text:p>115.5</text:p>
          </table:table-cell>
          <table:table-cell table:style-name="ce1" office:value-type="float" office:value="126" calcext:value-type="float">
            <text:p>126</text:p>
          </table:table-cell>
          <table:table-cell/>
          <table:table-cell table:style-name="ce1" office:value-type="float" office:value="-75.7" calcext:value-type="float">
            <text:p>-75.7</text:p>
          </table:table-cell>
          <table:table-cell/>
          <table:table-cell table:style-name="ce1" office:value-type="float" office:value="34.88" calcext:value-type="float">
            <text:p>34.88</text:p>
          </table:table-cell>
          <table:table-cell table:style-name="ce1" office:value-type="float" office:value="41.24" calcext:value-type="float">
            <text:p>41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-Декантиол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" calcext:value-type="float">
            <text:p>201</text:p>
          </table:table-cell>
          <table:table-cell table:number-columns-repeated="5"/>
          <table:table-cell table:style-name="ce1" office:value-type="float" office:value="65.48" calcext:value-type="float">
            <text:p>65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2-Пропантиол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.4" calcext:value-type="float">
            <text:p>81.4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-130.7" calcext:value-type="float">
            <text:p>-130.7</text:p>
          </table:table-cell>
          <table:table-cell table:style-name="ce3"/>
          <table:table-cell table:style-name="ce3" office:value-type="float" office:value="27.91" calcext:value-type="float">
            <text:p>27.91</text:p>
          </table:table-cell>
          <table:table-cell table:style-name="ce3" office:value-type="float" office:value="29.45" calcext:value-type="float">
            <text:p>29.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2-Бутантиол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3" office:value-type="float" office:value="30.59" calcext:value-type="float">
            <text:p>30.59</text:p>
          </table:table-cell>
          <table:table-cell table:style-name="ce3" office:value-type="float" office:value="33.99" calcext:value-type="float">
            <text:p>33.9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2-Метил-1-пропантиол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.4" calcext:value-type="float">
            <text:p>98.4</text:p>
          </table:table-cell>
          <table:table-cell table:style-name="ce3" office:value-type="float" office:value="88" calcext:value-type="float">
            <text:p>88</text:p>
          </table:table-cell>
          <table:table-cell table:style-name="ce3"/>
          <table:table-cell table:style-name="ce3" office:value-type="float" office:value="-79" calcext:value-type="float">
            <text:p>-79</text:p>
          </table:table-cell>
          <table:table-cell table:style-name="ce3"/>
          <table:table-cell table:style-name="ce3" office:value-type="float" office:value="31.01" calcext:value-type="float">
            <text:p>31.01</text:p>
          </table:table-cell>
          <table:table-cell table:style-name="ce3" office:value-type="float" office:value="34.63" calcext:value-type="float">
            <text:p>34.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2-Метил-2-пропантиол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.6" calcext:value-type="float">
            <text:p>98.6</text:p>
          </table:table-cell>
          <table:table-cell table:style-name="ce3" office:value-type="float" office:value="64.2" calcext:value-type="float">
            <text:p>64.2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/>
          <table:table-cell table:style-name="ce3" office:value-type="float" office:value="28.45" calcext:value-type="float">
            <text:p>28.45</text:p>
          </table:table-cell>
          <table:table-cell table:style-name="ce3" office:value-type="float" office:value="30.78" calcext:value-type="float">
            <text:p>30.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2-Метил-1-бутантиол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.5" calcext:value-type="float">
            <text:p>115.5</text:p>
          </table:table-cell>
          <table:table-cell table:style-name="ce3" office:value-type="float" office:value="118.2" calcext:value-type="float">
            <text:p>118.2</text:p>
          </table:table-cell>
          <table:table-cell table:style-name="ce3" table:number-columns-repeated="3"/>
          <table:table-cell table:style-name="ce3" office:value-type="float" office:value="33.79" calcext:value-type="float">
            <text:p>33.79</text:p>
          </table:table-cell>
          <table:table-cell table:style-name="ce3" office:value-type="float" office:value="39.45" calcext:value-type="float">
            <text:p>39.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2-Метил-2-бутантиол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.7" calcext:value-type="float">
            <text:p>115.7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number-columns-repeated="3"/>
          <table:table-cell table:style-name="ce3" office:value-type="float" office:value="31.37" calcext:value-type="float">
            <text:p>31.37</text:p>
          </table:table-cell>
          <table:table-cell table:style-name="ce3" office:value-type="float" office:value="35.667" calcext:value-type="float">
            <text:p>35.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1,2-Этандитиол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46" calcext:value-type="float">
            <text:p>146</text:p>
          </table:table-cell>
          <table:table-cell table:style-name="ce6" table:number-columns-repeated="3"/>
          <table:table-cell table:style-name="ce6" office:value-type="float" office:value="37.93" calcext:value-type="float">
            <text:p>37.93</text:p>
          </table:table-cell>
          <table:table-cell table:style-name="ce6" office:value-type="float" office:value="44.68" calcext:value-type="float">
            <text:p>44.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matrix-columns-spanned="1" table:number-matrix-rows-spanned="4" table:formula="of:=[.B15:.B18]*2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1,3-Пропандитиол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9.1" calcext:value-type="float">
            <text:p>99.1</text:p>
          </table:table-cell>
          <table:table-cell table:style-name="ce6" office:value-type="float" office:value="172.9" calcext:value-type="float">
            <text:p>172.9</text:p>
          </table:table-cell>
          <table:table-cell table:style-name="ce6"/>
          <table:table-cell table:style-name="ce6" office:value-type="float" office:value="-79" calcext:value-type="float">
            <text:p>-79</text:p>
          </table:table-cell>
          <table:table-cell table:style-name="ce6" table:number-columns-repeated="2"/>
          <table:table-cell table:style-name="ce6" office:value-type="float" office:value="49.66" calcext:value-type="float">
            <text:p>49.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1,4-Бутандитиол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6.2" calcext:value-type="float">
            <text:p>116.2</text:p>
          </table:table-cell>
          <table:table-cell table:style-name="ce6" office:value-type="float" office:value="195.6" calcext:value-type="float">
            <text:p>195.6</text:p>
          </table:table-cell>
          <table:table-cell table:style-name="ce6"/>
          <table:table-cell table:style-name="ce6" office:value-type="float" office:value="-53.9" calcext:value-type="float">
            <text:p>-53.9</text:p>
          </table:table-cell>
          <table:table-cell table:style-name="ce6" table:number-columns-repeated="2"/>
          <table:table-cell table:style-name="ce6" office:value-type="float" office:value="55.1" calcext:value-type="float">
            <text:p>55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1,5-Петандитиол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3.3" calcext:value-type="float">
            <text:p>133.3</text:p>
          </table:table-cell>
          <table:table-cell table:style-name="ce6" table:number-columns-repeated="5"/>
          <table:table-cell table:style-name="ce6" office:value-type="float" office:value="59.29" calcext:value-type="float">
            <text:p>59.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пирты" table:style-name="ta9">
        <table:table-column table:style-name="co2" table:number-columns-repeated="1024" table:default-cell-style-name="Default"/>
        <table:table-row table:style-name="ro1">
          <table:table-cell table:style-name="ce7" office:value-type="string" calcext:value-type="string">
            <text:p>Спирты</text:p>
          </table:table-cell>
          <table:table-cell table:style-name="ce7" table:number-columns-repeated="6"/>
          <table:table-cell table:style-name="ce1" office:value-type="string" calcext:value-type="string">
            <text:p>dH(298К)</text:p>
          </table:table-cell>
          <table:table-cell/>
          <table:table-cell table:style-name="ce1" office:value-type="string" calcext:value-type="string">
            <text:p>n 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 CH3</text:p>
          </table:table-cell>
          <table:table-cell table:style-name="ce1" office:value-type="string" calcext:value-type="string">
            <text:p>n OH</text:p>
          </table:table-cell>
          <table:table-cell table:style-name="ce1" office:value-type="string" calcext:value-type="string">
            <text:p>сум СН</text:p>
          </table:table-cell>
          <table:table-cell table:style-name="ce1" office:value-type="string" calcext:value-type="string">
            <text:p>Vв молек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H-(CH2)k-OH</text:p>
          </table:table-cell>
          <table:table-cell table:style-name="ce1" office:value-type="string" calcext:value-type="string">
            <text:p>Ткип С</text:p>
          </table:table-cell>
          <table:table-cell table:style-name="ce1" office:value-type="string" calcext:value-type="string">
            <text:p>Ткип К</text:p>
          </table:table-cell>
          <table:table-cell table:style-name="ce1" office:value-type="string" calcext:value-type="string">
            <text:p>Тпл С</text:p>
          </table:table-cell>
          <table:table-cell table:style-name="ce1" office:value-type="string" calcext:value-type="string">
            <text:p>Тпл К</text:p>
          </table:table-cell>
          <table:table-cell table:style-name="ce1" office:value-type="string" calcext:value-type="string">
            <text:p>dH (Ткип)</text:p>
          </table:table-cell>
          <table:table-cell/>
          <table:table-cell table:style-name="ce8" office:value-type="float" office:value="36.43" calcext:value-type="float">
            <text:p>36.43</text:p>
          </table:table-cell>
          <table:table-cell table:style-name="ce8" office:value-type="string" calcext:value-type="string">
            <text:p>Пентан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4.509" calcext:value-type="float">
            <text:p>64.509</text:p>
          </table:table-cell>
          <table:table-cell table:style-name="ce1" table:number-matrix-columns-spanned="1" table:number-matrix-rows-spanned="12" table:formula="of:=[.B3:.B14]+273" office:value-type="float" office:value="337.509" calcext:value-type="float">
            <text:p>337.509</text:p>
          </table:table-cell>
          <table:table-cell table:style-name="ce1" office:value-type="float" office:value="-97.88" calcext:value-type="float">
            <text:p>-97.88</text:p>
          </table:table-cell>
          <table:table-cell table:style-name="ce1" table:number-matrix-columns-spanned="1" table:number-matrix-rows-spanned="12" table:formula="of:=[.D3:.D14]+273" office:value-type="float" office:value="175.12" calcext:value-type="float">
            <text:p>175.12</text:p>
          </table:table-cell>
          <table:table-cell table:style-name="ce1" office:value-type="float" office:value="35.21" calcext:value-type="float">
            <text:p>35.21</text:p>
          </table:table-cell>
          <table:table-cell/>
          <table:table-cell table:style-name="ce1" office:value-type="float" office:value="37.43" calcext:value-type="float">
            <text:p>37.4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13" table:formula="of:=[.A3:.A14]*2+1" office:value-type="float" office:value="3" calcext:value-type="float">
            <text:p>3</text:p>
          </table:table-cell>
          <table:table-cell table:style-name="ce1" table:number-matrix-columns-spanned="1" table:number-matrix-rows-spanned="12" table:formula="of:=([.A3:.A14]-1)*17.1+23.2+13.4" office:value-type="float" office:value="36.6" calcext:value-type="float">
            <text:p>36.6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8.325" calcext:value-type="float">
            <text:p>78.325</text:p>
          </table:table-cell>
          <table:table-cell table:style-name="ce1" office:value-type="float" office:value="351.325" calcext:value-type="float">
            <text:p>351.325</text:p>
          </table:table-cell>
          <table:table-cell table:style-name="ce1" office:value-type="float" office:value="-114.1" calcext:value-type="float">
            <text:p>-114.1</text:p>
          </table:table-cell>
          <table:table-cell table:style-name="ce1" office:value-type="float" office:value="158.9" calcext:value-type="float">
            <text:p>158.9</text:p>
          </table:table-cell>
          <table:table-cell table:style-name="ce1" office:value-type="float" office:value="38.56" calcext:value-type="float">
            <text:p>38.56</text:p>
          </table:table-cell>
          <table:table-cell/>
          <table:table-cell table:style-name="ce1" office:value-type="float" office:value="42.32" calcext:value-type="float">
            <text:p>42.3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.7" calcext:value-type="float">
            <text:p>53.7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7.2" calcext:value-type="float">
            <text:p>97.2</text:p>
          </table:table-cell>
          <table:table-cell table:style-name="ce1" office:value-type="float" office:value="370.2" calcext:value-type="float">
            <text:p>370.2</text:p>
          </table:table-cell>
          <table:table-cell table:style-name="ce1" office:value-type="float" office:value="-126.2" calcext:value-type="float">
            <text:p>-126.2</text:p>
          </table:table-cell>
          <table:table-cell table:style-name="ce1" office:value-type="float" office:value="146.8" calcext:value-type="float">
            <text:p>146.8</text:p>
          </table:table-cell>
          <table:table-cell table:style-name="ce1" office:value-type="float" office:value="41.44" calcext:value-type="float">
            <text:p>41.4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7.45" calcext:value-type="float">
            <text:p>47.4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17.4" calcext:value-type="float">
            <text:p>117.4</text:p>
          </table:table-cell>
          <table:table-cell table:style-name="ce1" office:value-type="float" office:value="390.4" calcext:value-type="float">
            <text:p>390.4</text:p>
          </table:table-cell>
          <table:table-cell table:style-name="ce1" office:value-type="float" office:value="-89.53" calcext:value-type="float">
            <text:p>-89.53</text:p>
          </table:table-cell>
          <table:table-cell table:style-name="ce1" office:value-type="float" office:value="183.47" calcext:value-type="float">
            <text:p>183.47</text:p>
          </table:table-cell>
          <table:table-cell table:style-name="ce1" office:value-type="float" office:value="43.29" calcext:value-type="float">
            <text:p>43.29</text:p>
          </table:table-cell>
          <table:table-cell/>
          <table:table-cell table:style-name="ce1" office:value-type="float" office:value="52.35" calcext:value-type="float">
            <text:p>52.3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7.8" calcext:value-type="float">
            <text:p>137.8</text:p>
          </table:table-cell>
          <table:table-cell table:style-name="ce1" office:value-type="float" office:value="410.8" calcext:value-type="float">
            <text:p>410.8</text:p>
          </table:table-cell>
          <table:table-cell table:style-name="ce1" office:value-type="float" office:value="-78.5" calcext:value-type="float">
            <text:p>-78.5</text:p>
          </table:table-cell>
          <table:table-cell table:style-name="ce1" office:value-type="float" office:value="194.5" calcext:value-type="float">
            <text:p>194.5</text:p>
          </table:table-cell>
          <table:table-cell table:style-name="ce1" office:value-type="float" office:value="44.36" calcext:value-type="float">
            <text:p>44.36</text:p>
          </table:table-cell>
          <table:table-cell/>
          <table:table-cell table:style-name="ce1" office:value-type="float" office:value="57.02" calcext:value-type="float">
            <text:p>57.02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57.47" calcext:value-type="float">
            <text:p>157.47</text:p>
          </table:table-cell>
          <table:table-cell table:style-name="ce1" office:value-type="float" office:value="430.47" calcext:value-type="float">
            <text:p>430.47</text:p>
          </table:table-cell>
          <table:table-cell table:style-name="ce1" office:value-type="float" office:value="-51.6" calcext:value-type="float">
            <text:p>-51.6</text:p>
          </table:table-cell>
          <table:table-cell table:style-name="ce1" office:value-type="float" office:value="221.4" calcext:value-type="float">
            <text:p>221.4</text:p>
          </table:table-cell>
          <table:table-cell table:style-name="ce1" office:value-type="float" office:value="44.5" calcext:value-type="float">
            <text:p>44.5</text:p>
          </table:table-cell>
          <table:table-cell/>
          <table:table-cell table:style-name="ce1" office:value-type="float" office:value="61.61" calcext:value-type="float">
            <text:p>61.6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2.1" calcext:value-type="float">
            <text:p>122.1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76.3" calcext:value-type="float">
            <text:p>176.3</text:p>
          </table:table-cell>
          <table:table-cell table:style-name="ce1" office:value-type="float" office:value="449.3" calcext:value-type="float">
            <text:p>449.3</text:p>
          </table:table-cell>
          <table:table-cell table:style-name="ce1" office:value-type="float" office:value="-34.1" calcext:value-type="float">
            <text:p>-34.1</text:p>
          </table:table-cell>
          <table:table-cell table:style-name="ce1" office:value-type="float" office:value="238.9" calcext:value-type="float">
            <text:p>238.9</text:p>
          </table:table-cell>
          <table:table-cell table:number-columns-repeated="2"/>
          <table:table-cell table:style-name="ce1" office:value-type="float" office:value="66.81" calcext:value-type="float">
            <text:p>66.8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9.2" calcext:value-type="float">
            <text:p>139.2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95.28" calcext:value-type="float">
            <text:p>195.28</text:p>
          </table:table-cell>
          <table:table-cell table:style-name="ce1" office:value-type="float" office:value="468.28" calcext:value-type="float">
            <text:p>468.28</text:p>
          </table:table-cell>
          <table:table-cell table:style-name="ce1" office:value-type="float" office:value="-16.3" calcext:value-type="float">
            <text:p>-16.3</text:p>
          </table:table-cell>
          <table:table-cell table:style-name="ce1" office:value-type="float" office:value="256.7" calcext:value-type="float">
            <text:p>256.7</text:p>
          </table:table-cell>
          <table:table-cell table:number-columns-repeated="2"/>
          <table:table-cell table:style-name="ce1" office:value-type="float" office:value="70.98" calcext:value-type="float">
            <text:p>70.9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6.3" calcext:value-type="float">
            <text:p>156.3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13.5" calcext:value-type="float">
            <text:p>213.5</text:p>
          </table:table-cell>
          <table:table-cell table:style-name="ce1" office:value-type="float" office:value="486.5" calcext:value-type="float">
            <text:p>486.5</text:p>
          </table:table-cell>
          <table:table-cell table:style-name="ce1" office:value-type="float" office:value="-5.5" calcext:value-type="float">
            <text:p>-5.5</text:p>
          </table:table-cell>
          <table:table-cell table:style-name="ce1" office:value-type="float" office:value="267.5" calcext:value-type="float">
            <text:p>267.5</text:p>
          </table:table-cell>
          <table:table-cell table:number-columns-repeated="2"/>
          <table:table-cell table:style-name="ce1" office:value-type="float" office:value="76.86" calcext:value-type="float">
            <text:p>76.8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3.4" calcext:value-type="float">
            <text:p>173.4</text:p>
          </table:table-cell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2"/>
          <table:table-cell table:style-name="ce1" office:value-type="float" office:value="81.5" calcext:value-type="float">
            <text:p>81.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.5" calcext:value-type="float">
            <text:p>190.5</text:p>
          </table:table-cell>
          <table:table-cell table:number-columns-repeated="100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9" calcext:value-type="float">
            <text:p>299</text:p>
          </table:table-cell>
          <table:table-cell table:number-columns-repeated="2"/>
          <table:table-cell table:style-name="ce1" office:value-type="float" office:value="91.96" calcext:value-type="float">
            <text:p>91.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4.7" calcext:value-type="float">
            <text:p>224.7</text:p>
          </table:table-cell>
          <table:table-cell table:number-columns-repeated="100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3" calcext:value-type="float">
            <text:p>313</text:p>
          </table:table-cell>
          <table:table-cell table:number-columns-repeated="2"/>
          <table:table-cell table:style-name="ce1" office:value-type="float" office:value="102.2" calcext:value-type="float">
            <text:p>102.2</text:p>
          </table:table-cell>
          <table:table-cell table:style-name="ce7" office:value-type="string" calcext:value-type="string">
            <text:p>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.9" calcext:value-type="float">
            <text:p>258.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Пропанол</text:p>
          </table:table-cell>
          <table:table-cell table:style-name="ce1" office:value-type="float" office:value="82" calcext:value-type="float">
            <text:p>82</text:p>
          </table:table-cell>
          <table:table-cell table:style-name="ce8" table:number-matrix-columns-spanned="1" table:number-matrix-rows-spanned="13" table:formula="of:=[.B15:.B27]+273" office:value-type="float" office:value="355" calcext:value-type="float">
            <text:p>355</text:p>
          </table:table-cell>
          <table:table-cell table:number-columns-repeated="2"/>
          <table:table-cell table:style-name="ce8" office:value-type="float" office:value="39.85" calcext:value-type="float">
            <text:p>39.85</text:p>
          </table:table-cell>
          <table:table-cell/>
          <table:table-cell table:style-name="ce9" office:value-type="float" office:value="45.39" calcext:value-type="float">
            <text:p>45.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office:string-value="" calcext:value-type="error">
            <text:p>#Н/Д</text:p>
          </table:table-cell>
          <table:table-cell table:style-name="ce1" table:number-matrix-columns-spanned="1" table:number-matrix-rows-spanned="13" table:formula="of:=([.I15:.I27]-1)*17.1+23.2+13.4" office:value-type="float" office:value="70.8" calcext:value-type="float">
            <text:p>70.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Метил-1-пропанол</text:p>
          </table:table-cell>
          <table:table-cell table:style-name="ce1" office:value-type="float" office:value="108" calcext:value-type="float">
            <text:p>108</text:p>
          </table:table-cell>
          <table:table-cell table:style-name="ce8" office:value-type="float" office:value="381" calcext:value-type="float">
            <text:p>381</text:p>
          </table:table-cell>
          <table:table-cell table:number-columns-repeated="2"/>
          <table:table-cell table:style-name="ce8" office:value-type="float" office:value="41.82" calcext:value-type="float">
            <text:p>41.82</text:p>
          </table:table-cell>
          <table:table-cell/>
          <table:table-cell table:style-name="ce9" office:value-type="float" office:value="50.82" calcext:value-type="float">
            <text:p>50.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87.9" calcext:value-type="float">
            <text:p>87.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Бутанол</text:p>
          </table:table-cell>
          <table:table-cell table:style-name="ce1" office:value-type="float" office:value="100" calcext:value-type="float">
            <text:p>100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2"/>
          <table:table-cell table:style-name="ce8" office:value-type="float" office:value="40.75" calcext:value-type="float">
            <text:p>40.75</text:p>
          </table:table-cell>
          <table:table-cell/>
          <table:table-cell table:style-name="ce9" office:value-type="float" office:value="49.72" calcext:value-type="float">
            <text:p>49.7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87.9" calcext:value-type="float">
            <text:p>87.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Метил-2-пропанол</text:p>
          </table:table-cell>
          <table:table-cell table:style-name="ce1" office:value-type="float" office:value="82" calcext:value-type="float">
            <text:p>82</text:p>
          </table:table-cell>
          <table:table-cell table:style-name="ce8" office:value-type="float" office:value="355" calcext:value-type="float">
            <text:p>355</text:p>
          </table:table-cell>
          <table:table-cell table:number-columns-repeated="2"/>
          <table:table-cell table:style-name="ce8" office:value-type="float" office:value="39.07" calcext:value-type="float">
            <text:p>39.07</text:p>
          </table:table-cell>
          <table:table-cell/>
          <table:table-cell table:style-name="ce9" office:value-type="float" office:value="46.69" calcext:value-type="float">
            <text:p>46.6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87.9" calcext:value-type="float">
            <text:p>87.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-Метил-1-бутанол</text:p>
          </table:table-cell>
          <table:table-cell table:style-name="ce1" office:value-type="float" office:value="131" calcext:value-type="float">
            <text:p>131</text:p>
          </table:table-cell>
          <table:table-cell table:style-name="ce8" office:value-type="float" office:value="404" calcext:value-type="float">
            <text:p>404</text:p>
          </table:table-cell>
          <table:table-cell table:number-columns-repeated="2"/>
          <table:table-cell table:style-name="ce8" office:value-type="float" office:value="44.07" calcext:value-type="float">
            <text:p>44.07</text:p>
          </table:table-cell>
          <table:table-cell/>
          <table:table-cell table:style-name="ce9" office:value-type="float" office:value="55.61" calcext:value-type="float">
            <text:p>55.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Метил-1-бутанол</text:p>
          </table:table-cell>
          <table:table-cell table:style-name="ce1" office:value-type="float" office:value="128" calcext:value-type="float">
            <text:p>128</text:p>
          </table:table-cell>
          <table:table-cell table:style-name="ce8" office:value-type="float" office:value="401" calcext:value-type="float">
            <text:p>401</text:p>
          </table:table-cell>
          <table:table-cell table:number-columns-repeated="2"/>
          <table:table-cell table:style-name="ce8"/>
          <table:table-cell/>
          <table:table-cell table:style-name="ce9" office:value-type="float" office:value="55.16" calcext:value-type="float">
            <text:p>55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Пентанол</text:p>
          </table:table-cell>
          <table:table-cell table:style-name="ce1" office:value-type="float" office:value="119" calcext:value-type="float">
            <text:p>119</text:p>
          </table:table-cell>
          <table:table-cell table:style-name="ce8" office:value-type="float" office:value="392" calcext:value-type="float">
            <text:p>392</text:p>
          </table:table-cell>
          <table:table-cell table:number-columns-repeated="2"/>
          <table:table-cell table:style-name="ce8" office:value-type="float" office:value="41.4" calcext:value-type="float">
            <text:p>41.4</text:p>
          </table:table-cell>
          <table:table-cell/>
          <table:table-cell table:style-name="ce9" office:value-type="float" office:value="54.21" calcext:value-type="float">
            <text:p>54.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-Метил-2-бутанол</text:p>
          </table:table-cell>
          <table:table-cell table:style-name="ce1" office:value-type="float" office:value="114" calcext:value-type="float">
            <text:p>114</text:p>
          </table:table-cell>
          <table:table-cell table:style-name="ce8" office:value-type="float" office:value="387" calcext:value-type="float">
            <text:p>387</text:p>
          </table:table-cell>
          <table:table-cell table:number-columns-repeated="2"/>
          <table:table-cell table:style-name="ce8"/>
          <table:table-cell/>
          <table:table-cell table:style-name="ce9" office:value-type="float" office:value="53" calcext:value-type="float">
            <text:p>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Метил-2-бутанол</text:p>
          </table:table-cell>
          <table:table-cell table:style-name="ce1" office:value-type="float" office:value="102" calcext:value-type="float">
            <text:p>102</text:p>
          </table:table-cell>
          <table:table-cell table:style-name="ce8" office:value-type="float" office:value="375" calcext:value-type="float">
            <text:p>375</text:p>
          </table:table-cell>
          <table:table-cell table:number-columns-repeated="2"/>
          <table:table-cell table:style-name="ce8" office:value-type="float" office:value="39.04" calcext:value-type="float">
            <text:p>39.04</text:p>
          </table:table-cell>
          <table:table-cell/>
          <table:table-cell table:style-name="ce9" office:value-type="float" office:value="50.1" calcext:value-type="float">
            <text:p>5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-Пентанол</text:p>
          </table:table-cell>
          <table:table-cell table:style-name="ce1" office:value-type="float" office:value="115.5" calcext:value-type="float">
            <text:p>115.5</text:p>
          </table:table-cell>
          <table:table-cell table:style-name="ce8" office:value-type="float" office:value="388.5" calcext:value-type="float">
            <text:p>388.5</text:p>
          </table:table-cell>
          <table:table-cell table:number-columns-repeated="2"/>
          <table:table-cell table:style-name="ce8"/>
          <table:table-cell/>
          <table:table-cell table:style-name="ce9" office:value-type="float" office:value="54" calcext:value-type="float">
            <text:p>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-Метил-1-пентанол</text:p>
          </table:table-cell>
          <table:table-cell table:style-name="ce1" office:value-type="float" office:value="152" calcext:value-type="float">
            <text:p>152</text:p>
          </table:table-cell>
          <table:table-cell table:style-name="ce8" office:value-type="float" office:value="425" calcext:value-type="float">
            <text:p>425</text:p>
          </table:table-cell>
          <table:table-cell table:number-columns-repeated="2"/>
          <table:table-cell table:style-name="ce8" office:value-type="float" office:value="44.46" calcext:value-type="float">
            <text:p>44.46</text:p>
          </table:table-cell>
          <table:table-cell/>
          <table:table-cell table:style-name="ce9" office:value-type="float" office:value="60.47" calcext:value-type="float">
            <text:p>60.4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22.1" calcext:value-type="float">
            <text:p>122.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Гексанол</text:p>
          </table:table-cell>
          <table:table-cell table:style-name="ce1" office:value-type="float" office:value="140" calcext:value-type="float">
            <text:p>140</text:p>
          </table:table-cell>
          <table:table-cell table:style-name="ce8" office:value-type="float" office:value="413" calcext:value-type="float">
            <text:p>413</text:p>
          </table:table-cell>
          <table:table-cell table:number-columns-repeated="2"/>
          <table:table-cell table:style-name="ce8" office:value-type="float" office:value="41.01" calcext:value-type="float">
            <text:p>41.01</text:p>
          </table:table-cell>
          <table:table-cell/>
          <table:table-cell table:style-name="ce9" office:value-type="float" office:value="58.46" calcext:value-type="float">
            <text:p>58.4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22.1" calcext:value-type="float">
            <text:p>122.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-Метил-2-пентанол</text:p>
          </table:table-cell>
          <table:table-cell table:style-name="ce1" office:value-type="float" office:value="121" calcext:value-type="float">
            <text:p>121</text:p>
          </table:table-cell>
          <table:table-cell table:style-name="ce8" office:value-type="float" office:value="394" calcext:value-type="float">
            <text:p>394</text:p>
          </table:table-cell>
          <table:table-cell table:number-columns-repeated="2"/>
          <table:table-cell table:style-name="ce8" office:value-type="float" office:value="39.59" calcext:value-type="float">
            <text:p>39.59</text:p>
          </table:table-cell>
          <table:table-cell/>
          <table:table-cell table:style-name="ce9" office:value-type="float" office:value="54.77" calcext:value-type="float">
            <text:p>54.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22.1" calcext:value-type="float">
            <text:p>122.1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лканы" table:style-name="ta10">
        <table:table-column table:style-name="co12" table:default-cell-style-name="ce1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Парафины</text:p>
          </table:table-cell>
          <table:table-cell table:style-name="ce10" table:number-columns-repeated="8"/>
          <table:table-cell table:number-columns-repeated="1015"/>
        </table:table-row>
        <table:table-row table:style-name="ro1">
          <table:table-cell table:style-name="ce10" office:value-type="string" calcext:value-type="string">
            <text:p>H-(CH2)k-H</text:p>
          </table:table-cell>
          <table:table-cell table:style-name="ce10" table:number-columns-repeated="4"/>
          <table:table-cell table:style-name="ce10" office:value-type="string" calcext:value-type="string">
            <text:p>КДж/моль</text:p>
          </table:table-cell>
          <table:table-cell table:style-name="ce10" office:value-type="string" calcext:value-type="string">
            <text:p>ошибка</text:p>
          </table:table-cell>
          <table:table-cell table:style-name="ce10" office:value-type="string" calcext:value-type="string">
            <text:p>КДж/моль</text:p>
          </table:table-cell>
          <table:table-cell table:style-name="ce10" office:value-type="string" calcext:value-type="string">
            <text:p>ошибка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 (номер гомолога)</text:p>
          </table:table-cell>
          <table:table-cell table:style-name="ce1" office:value-type="string" calcext:value-type="string">
            <text:p>Ткип С</text:p>
          </table:table-cell>
          <table:table-cell table:style-name="ce8" office:value-type="string" calcext:value-type="string">
            <text:p>Ткип К</text:p>
          </table:table-cell>
          <table:table-cell table:style-name="ce1" office:value-type="string" calcext:value-type="string">
            <text:p>Тпл С</text:p>
          </table:table-cell>
          <table:table-cell table:style-name="ce2" office:value-type="string" calcext:value-type="string">
            <text:p>Тпл К</text:p>
          </table:table-cell>
          <table:table-cell table:style-name="ce8" office:value-type="string" calcext:value-type="string">
            <text:p>dH (Ткип)</text:p>
          </table:table-cell>
          <table:table-cell table:style-name="ce8"/>
          <table:table-cell table:style-name="ce9" office:value-type="string" calcext:value-type="string">
            <text:p>dH(298К)</text:p>
          </table:table-cell>
          <table:table-cell table:style-name="ce9"/>
          <table:table-cell table:style-name="ce1" office:value-type="string" calcext:value-type="string">
            <text:p>n C</text:p>
          </table:table-cell>
          <table:table-cell table:style-name="ce1" office:value-type="string" calcext:value-type="string">
            <text:p>n CH</text:p>
          </table:table-cell>
          <table:table-cell table:style-name="ce1" office:value-type="string" calcext:value-type="string">
            <text:p>n CH2</text:p>
          </table:table-cell>
          <table:table-cell table:style-name="ce1" office:value-type="string" calcext:value-type="string">
            <text:p>n CH3</text:p>
          </table:table-cell>
          <table:table-cell table:style-name="ce1" office:value-type="string" calcext:value-type="string">
            <text:p>Vв молек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61.49" calcext:value-type="float">
            <text:p>-161.49</text:p>
          </table:table-cell>
          <table:table-cell table:style-name="ce8" table:number-matrix-columns-spanned="1" table:number-matrix-rows-spanned="17" table:formula="of:=[.B6:.B22]+273" office:value-type="float" office:value="111.51" calcext:value-type="float">
            <text:p>111.51</text:p>
          </table:table-cell>
          <table:table-cell table:style-name="ce11" office:value-type="float" office:value="-182.48" calcext:value-type="float">
            <text:p>-182.48</text:p>
          </table:table-cell>
          <table:table-cell table:style-name="ce2" table:number-matrix-columns-spanned="1" table:number-matrix-rows-spanned="17" table:formula="of:=[.D6:.D22]+273" office:value-type="float" office:value="90.52" calcext:value-type="float">
            <text:p>90.52</text:p>
          </table:table-cell>
          <table:table-cell table:style-name="ce8" office:value-type="float" office:value="8.17" calcext:value-type="float">
            <text:p>8.17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-88.6" calcext:value-type="float">
            <text:p>-88.6</text:p>
          </table:table-cell>
          <table:table-cell table:style-name="ce8" office:value-type="float" office:value="184.4" calcext:value-type="float">
            <text:p>184.4</text:p>
          </table:table-cell>
          <table:table-cell table:style-name="ce11" office:value-type="float" office:value="-172" calcext:value-type="float">
            <text:p>-172</text:p>
          </table:table-cell>
          <table:table-cell table:style-name="ce2" office:value-type="float" office:value="101" calcext:value-type="float">
            <text:p>101</text:p>
          </table:table-cell>
          <table:table-cell table:style-name="ce8" office:value-type="float" office:value="14.4" calcext:value-type="float">
            <text:p>14.4</text:p>
          </table:table-cell>
          <table:table-cell table:style-name="ce8"/>
          <table:table-cell table:style-name="ce9" office:value-type="float" office:value="5.16" calcext:value-type="float">
            <text:p>5.16</text:p>
          </table:table-cell>
          <table:table-cell table:style-name="ce9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matrix-columns-spanned="1" table:number-matrix-rows-spanned="16" table:formula="of:=([.A7:.A22]-2)*17.1+46.4" office:value-type="float" office:value="46.4" calcext:value-type="float">
            <text:p>46.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-42" calcext:value-type="float">
            <text:p>-42</text:p>
          </table:table-cell>
          <table:table-cell table:style-name="ce8" office:value-type="float" office:value="231" calcext:value-type="float">
            <text:p>231</text:p>
          </table:table-cell>
          <table:table-cell table:style-name="ce11" office:value-type="float" office:value="-187.69" calcext:value-type="float">
            <text:p>-187.69</text:p>
          </table:table-cell>
          <table:table-cell table:style-name="ce2" office:value-type="float" office:value="85.31" calcext:value-type="float">
            <text:p>85.31</text:p>
          </table:table-cell>
          <table:table-cell table:style-name="ce8" office:value-type="float" office:value="19.04" calcext:value-type="float">
            <text:p>19.04</text:p>
          </table:table-cell>
          <table:table-cell table:style-name="ce8"/>
          <table:table-cell table:style-name="ce9" office:value-type="float" office:value="14.79" calcext:value-type="float">
            <text:p>14.79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-0.5" calcext:value-type="float">
            <text:p>-0.5</text:p>
          </table:table-cell>
          <table:table-cell table:style-name="ce8" office:value-type="float" office:value="272.5" calcext:value-type="float">
            <text:p>272.5</text:p>
          </table:table-cell>
          <table:table-cell table:style-name="ce11" office:value-type="float" office:value="-138.35" calcext:value-type="float">
            <text:p>-138.35</text:p>
          </table:table-cell>
          <table:table-cell table:style-name="ce2" office:value-type="float" office:value="134.65" calcext:value-type="float">
            <text:p>134.65</text:p>
          </table:table-cell>
          <table:table-cell table:style-name="ce8" office:value-type="float" office:value="22.44" calcext:value-type="float">
            <text:p>22.44</text:p>
          </table:table-cell>
          <table:table-cell table:style-name="ce8"/>
          <table:table-cell table:style-name="ce9" office:value-type="float" office:value="21.62" calcext:value-type="float">
            <text:p>21.62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6.074" calcext:value-type="float">
            <text:p>36.074</text:p>
          </table:table-cell>
          <table:table-cell table:style-name="ce8" office:value-type="float" office:value="309.074" calcext:value-type="float">
            <text:p>309.074</text:p>
          </table:table-cell>
          <table:table-cell table:style-name="ce11" office:value-type="float" office:value="-129.72" calcext:value-type="float">
            <text:p>-129.72</text:p>
          </table:table-cell>
          <table:table-cell table:style-name="ce2" office:value-type="float" office:value="143.28" calcext:value-type="float">
            <text:p>143.28</text:p>
          </table:table-cell>
          <table:table-cell table:style-name="ce8" office:value-type="float" office:value="25.79" calcext:value-type="float">
            <text:p>25.79</text:p>
          </table:table-cell>
          <table:table-cell table:style-name="ce8" office:value-type="string" calcext:value-type="string">
            <text:p>0,05-0,10</text:p>
          </table:table-cell>
          <table:table-cell table:style-name="ce9" office:value-type="float" office:value="26.43" calcext:value-type="float">
            <text:p>26.43</text:p>
          </table:table-cell>
          <table:table-cell table:style-name="ce9" office:value-type="string" calcext:value-type="string">
            <text:p>0,05-0,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.7" calcext:value-type="float">
            <text:p>97.7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8.742" calcext:value-type="float">
            <text:p>68.742</text:p>
          </table:table-cell>
          <table:table-cell table:style-name="ce8" office:value-type="float" office:value="341.742" calcext:value-type="float">
            <text:p>341.742</text:p>
          </table:table-cell>
          <table:table-cell table:style-name="ce11" office:value-type="float" office:value="-95.34" calcext:value-type="float">
            <text:p>-95.34</text:p>
          </table:table-cell>
          <table:table-cell table:style-name="ce2" office:value-type="float" office:value="177.66" calcext:value-type="float">
            <text:p>177.66</text:p>
          </table:table-cell>
          <table:table-cell table:style-name="ce8" office:value-type="float" office:value="28.85" calcext:value-type="float">
            <text:p>28.85</text:p>
          </table:table-cell>
          <table:table-cell table:style-name="ce8"/>
          <table:table-cell table:style-name="ce9" office:value-type="float" office:value="31.56" calcext:value-type="float">
            <text:p>31.56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4.8" calcext:value-type="float">
            <text:p>114.8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98.427" calcext:value-type="float">
            <text:p>98.427</text:p>
          </table:table-cell>
          <table:table-cell table:style-name="ce8" office:value-type="float" office:value="371.427" calcext:value-type="float">
            <text:p>371.427</text:p>
          </table:table-cell>
          <table:table-cell table:style-name="ce11" office:value-type="float" office:value="-90.61" calcext:value-type="float">
            <text:p>-90.61</text:p>
          </table:table-cell>
          <table:table-cell table:style-name="ce2" office:value-type="float" office:value="182.39" calcext:value-type="float">
            <text:p>182.39</text:p>
          </table:table-cell>
          <table:table-cell table:style-name="ce8" office:value-type="float" office:value="31.77" calcext:value-type="float">
            <text:p>31.77</text:p>
          </table:table-cell>
          <table:table-cell table:style-name="ce8"/>
          <table:table-cell table:style-name="ce9" office:value-type="float" office:value="36.57" calcext:value-type="float">
            <text:p>36.57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5.66" calcext:value-type="float">
            <text:p>125.66</text:p>
          </table:table-cell>
          <table:table-cell table:style-name="ce8" office:value-type="float" office:value="398.66" calcext:value-type="float">
            <text:p>398.66</text:p>
          </table:table-cell>
          <table:table-cell table:style-name="ce11" office:value-type="float" office:value="-56.795" calcext:value-type="float">
            <text:p>-56.795</text:p>
          </table:table-cell>
          <table:table-cell table:style-name="ce2" office:value-type="float" office:value="216.205" calcext:value-type="float">
            <text:p>216.205</text:p>
          </table:table-cell>
          <table:table-cell table:style-name="ce8" office:value-type="float" office:value="34.41" calcext:value-type="float">
            <text:p>34.41</text:p>
          </table:table-cell>
          <table:table-cell table:style-name="ce8"/>
          <table:table-cell table:style-name="ce9" office:value-type="float" office:value="41.53" calcext:value-type="float">
            <text:p>41.53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50.79" calcext:value-type="float">
            <text:p>150.79</text:p>
          </table:table-cell>
          <table:table-cell table:style-name="ce8" office:value-type="float" office:value="423.79" calcext:value-type="float">
            <text:p>423.79</text:p>
          </table:table-cell>
          <table:table-cell table:style-name="ce11" office:value-type="float" office:value="-53.519" calcext:value-type="float">
            <text:p>-53.519</text:p>
          </table:table-cell>
          <table:table-cell table:style-name="ce2" office:value-type="float" office:value="219.481" calcext:value-type="float">
            <text:p>219.481</text:p>
          </table:table-cell>
          <table:table-cell table:style-name="ce8" office:value-type="float" office:value="36.91" calcext:value-type="float">
            <text:p>36.91</text:p>
          </table:table-cell>
          <table:table-cell table:style-name="ce8"/>
          <table:table-cell table:style-name="ce9" office:value-type="float" office:value="46.41" calcext:value-type="float">
            <text:p>46.41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.1" calcext:value-type="float">
            <text:p>166.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74.1" calcext:value-type="float">
            <text:p>174.1</text:p>
          </table:table-cell>
          <table:table-cell table:style-name="ce8" office:value-type="float" office:value="447.1" calcext:value-type="float">
            <text:p>447.1</text:p>
          </table:table-cell>
          <table:table-cell table:style-name="ce11" office:value-type="float" office:value="-29.673" calcext:value-type="float">
            <text:p>-29.673</text:p>
          </table:table-cell>
          <table:table-cell table:style-name="ce2" office:value-type="float" office:value="243.327" calcext:value-type="float">
            <text:p>243.327</text:p>
          </table:table-cell>
          <table:table-cell table:style-name="ce8" office:value-type="float" office:value="38.75" calcext:value-type="float">
            <text:p>38.75</text:p>
          </table:table-cell>
          <table:table-cell table:style-name="ce8"/>
          <table:table-cell table:style-name="ce9" office:value-type="float" office:value="51.38" calcext:value-type="float">
            <text:p>51.38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3.2" calcext:value-type="float">
            <text:p>183.2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95.9" calcext:value-type="float">
            <text:p>195.9</text:p>
          </table:table-cell>
          <table:table-cell table:style-name="ce8" office:value-type="float" office:value="468.9" calcext:value-type="float">
            <text:p>468.9</text:p>
          </table:table-cell>
          <table:table-cell table:style-name="ce1" office:value-type="float" office:value="-25.6" calcext:value-type="float">
            <text:p>-25.6</text:p>
          </table:table-cell>
          <table:table-cell table:style-name="ce2" office:value-type="float" office:value="247.4" calcext:value-type="float">
            <text:p>247.4</text:p>
          </table:table-cell>
          <table:table-cell table:number-columns-repeated="2"/>
          <table:table-cell table:style-name="ce9" office:value-type="float" office:value="56.43" calcext:value-type="float">
            <text:p>56.43</text:p>
          </table:table-cell>
          <table:table-cell table:style-name="ce9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.3" calcext:value-type="float">
            <text:p>200.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16" calcext:value-type="float">
            <text:p>216</text:p>
          </table:table-cell>
          <table:table-cell table:style-name="ce8" office:value-type="float" office:value="489" calcext:value-type="float">
            <text:p>489</text:p>
          </table:table-cell>
          <table:table-cell table:style-name="ce11" office:value-type="float" office:value="-9.595" calcext:value-type="float">
            <text:p>-9.595</text:p>
          </table:table-cell>
          <table:table-cell table:style-name="ce2" office:value-type="float" office:value="263.405" calcext:value-type="float">
            <text:p>263.405</text:p>
          </table:table-cell>
          <table:table-cell table:number-columns-repeated="2"/>
          <table:table-cell table:style-name="ce9" office:value-type="float" office:value="61.51" calcext:value-type="float">
            <text:p>61.51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7.4" calcext:value-type="float">
            <text:p>217.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35.4" calcext:value-type="float">
            <text:p>235.4</text:p>
          </table:table-cell>
          <table:table-cell table:style-name="ce8" office:value-type="float" office:value="508.4" calcext:value-type="float">
            <text:p>508.4</text:p>
          </table:table-cell>
          <table:table-cell table:style-name="ce11" office:value-type="float" office:value="-5.5" calcext:value-type="float">
            <text:p>-5.5</text:p>
          </table:table-cell>
          <table:table-cell table:style-name="ce2" office:value-type="float" office:value="267.5" calcext:value-type="float">
            <text:p>267.5</text:p>
          </table:table-cell>
          <table:table-cell table:number-columns-repeated="2"/>
          <table:table-cell table:style-name="ce9" office:value-type="float" office:value="66.43" calcext:value-type="float">
            <text:p>66.43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4.5" calcext:value-type="float">
            <text:p>234.5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53.7" calcext:value-type="float">
            <text:p>253.7</text:p>
          </table:table-cell>
          <table:table-cell table:style-name="ce8" office:value-type="float" office:value="526.7" calcext:value-type="float">
            <text:p>526.7</text:p>
          </table:table-cell>
          <table:table-cell table:style-name="ce1" office:value-type="float" office:value="5.9" calcext:value-type="float">
            <text:p>5.9</text:p>
          </table:table-cell>
          <table:table-cell table:style-name="ce2" office:value-type="float" office:value="278.9" calcext:value-type="float">
            <text:p>278.9</text:p>
          </table:table-cell>
          <table:table-cell table:number-columns-repeated="2"/>
          <table:table-cell table:style-name="ce9" office:value-type="float" office:value="71.3" calcext:value-type="float">
            <text:p>71.3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1.6" calcext:value-type="float">
            <text:p>251.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70.6" calcext:value-type="float">
            <text:p>270.6</text:p>
          </table:table-cell>
          <table:table-cell table:style-name="ce8" office:value-type="float" office:value="543.6" calcext:value-type="float">
            <text:p>543.6</text:p>
          </table:table-cell>
          <table:table-cell table:style-name="ce1" office:value-type="float" office:value="9.3" calcext:value-type="float">
            <text:p>9.3</text:p>
          </table:table-cell>
          <table:table-cell table:style-name="ce2" office:value-type="float" office:value="282.3" calcext:value-type="float">
            <text:p>282.3</text:p>
          </table:table-cell>
          <table:table-cell table:number-columns-repeated="2"/>
          <table:table-cell table:style-name="ce9" office:value-type="float" office:value="76.11" calcext:value-type="float">
            <text:p>76.11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8.7" calcext:value-type="float">
            <text:p>268.7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86.79" calcext:value-type="float">
            <text:p>286.79</text:p>
          </table:table-cell>
          <table:table-cell table:style-name="ce8" office:value-type="float" office:value="559.79" calcext:value-type="float">
            <text:p>559.79</text:p>
          </table:table-cell>
          <table:table-cell table:style-name="ce11" office:value-type="float" office:value="18.17" calcext:value-type="float">
            <text:p>18.17</text:p>
          </table:table-cell>
          <table:table-cell table:style-name="ce2" office:value-type="float" office:value="291.17" calcext:value-type="float">
            <text:p>291.17</text:p>
          </table:table-cell>
          <table:table-cell table:number-columns-repeated="2"/>
          <table:table-cell table:style-name="ce9" office:value-type="float" office:value="81.38" calcext:value-type="float">
            <text:p>81.38</text:p>
          </table:table-cell>
          <table:table-cell table:style-name="ce9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5.8" calcext:value-type="float">
            <text:p>285.8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302.7" calcext:value-type="float">
            <text:p>302.7</text:p>
          </table:table-cell>
          <table:table-cell table:style-name="ce8" office:value-type="float" office:value="575.7" calcext:value-type="float">
            <text:p>575.7</text:p>
          </table:table-cell>
          <table:table-cell table:style-name="ce11" office:value-type="float" office:value="21.98" calcext:value-type="float">
            <text:p>21.98</text:p>
          </table:table-cell>
          <table:table-cell table:style-name="ce2" office:value-type="float" office:value="294.98" calcext:value-type="float">
            <text:p>294.98</text:p>
          </table:table-cell>
          <table:table-cell table:number-columns-repeated="2"/>
          <table:table-cell table:style-name="ce9" office:value-type="float" office:value="86.02" calcext:value-type="float">
            <text:p>86.02</text:p>
          </table:table-cell>
          <table:table-cell table:style-name="ce10" office:value-type="string" calcext:value-type="string">
            <text:p>k (номер гомолога)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2.9" calcext:value-type="float">
            <text:p>302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4 2-Метилпропан</text:p>
          </table:table-cell>
          <table:table-cell table:style-name="ce1" office:value-type="float" office:value="-11.7" calcext:value-type="float">
            <text:p>-11.7</text:p>
          </table:table-cell>
          <table:table-cell table:style-name="ce8" table:number-matrix-columns-spanned="1" table:number-matrix-rows-spanned="43" table:formula="of:=[.B23:.B65]+273" office:value-type="float" office:value="261.3" calcext:value-type="float">
            <text:p>261.3</text:p>
          </table:table-cell>
          <table:table-cell table:number-columns-repeated="2"/>
          <table:table-cell table:style-name="ce8" office:value-type="float" office:value="21.3" calcext:value-type="float">
            <text:p>21.3</text:p>
          </table:table-cell>
          <table:table-cell/>
          <table:table-cell table:style-name="ce9" office:value-type="float" office:value="19.23" calcext:value-type="float">
            <text:p>19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matrix-columns-spanned="1" table:number-matrix-rows-spanned="43" table:formula="of:=([.I23:.I65]-2)*17.1+46.4" office:value-type="float" office:value="80.6" calcext:value-type="float">
            <text:p>80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5 2-Метилбутан</text:p>
          </table:table-cell>
          <table:table-cell table:style-name="ce1" office:value-type="float" office:value="27.85" calcext:value-type="float">
            <text:p>27.85</text:p>
          </table:table-cell>
          <table:table-cell table:style-name="ce8" office:value-type="float" office:value="300.85" calcext:value-type="float">
            <text:p>300.85</text:p>
          </table:table-cell>
          <table:table-cell table:number-columns-repeated="2"/>
          <table:table-cell table:style-name="ce8" office:value-type="float" office:value="24.69" calcext:value-type="float">
            <text:p>24.69</text:p>
          </table:table-cell>
          <table:table-cell/>
          <table:table-cell table:style-name="ce9" office:value-type="float" office:value="24.85" calcext:value-type="float">
            <text:p>24.8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7.7" calcext:value-type="float">
            <text:p>9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5 2,2-Диметилпропан</text:p>
          </table:table-cell>
          <table:table-cell table:style-name="ce1" office:value-type="float" office:value="9.503" calcext:value-type="float">
            <text:p>9.503</text:p>
          </table:table-cell>
          <table:table-cell table:style-name="ce8" office:value-type="float" office:value="282.503" calcext:value-type="float">
            <text:p>282.503</text:p>
          </table:table-cell>
          <table:table-cell table:number-columns-repeated="2"/>
          <table:table-cell table:style-name="ce8" office:value-type="float" office:value="22.74" calcext:value-type="float">
            <text:p>22.74</text:p>
          </table:table-cell>
          <table:table-cell/>
          <table:table-cell table:style-name="ce9" office:value-type="float" office:value="21.84" calcext:value-type="float">
            <text:p>21.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7.7" calcext:value-type="float">
            <text:p>97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6 2-Метилпентан</text:p>
          </table:table-cell>
          <table:table-cell table:style-name="ce1" office:value-type="float" office:value="60.27" calcext:value-type="float">
            <text:p>60.27</text:p>
          </table:table-cell>
          <table:table-cell table:style-name="ce8" office:value-type="float" office:value="333.27" calcext:value-type="float">
            <text:p>333.27</text:p>
          </table:table-cell>
          <table:table-cell table:number-columns-repeated="2"/>
          <table:table-cell table:style-name="ce8" office:value-type="float" office:value="27.79" calcext:value-type="float">
            <text:p>27.79</text:p>
          </table:table-cell>
          <table:table-cell/>
          <table:table-cell table:style-name="ce9" office:value-type="float" office:value="29.89" calcext:value-type="float">
            <text:p>29.8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4.8" calcext:value-type="float">
            <text:p>11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6 3-Метилпентан</text:p>
          </table:table-cell>
          <table:table-cell table:style-name="ce1" office:value-type="float" office:value="63.28" calcext:value-type="float">
            <text:p>63.28</text:p>
          </table:table-cell>
          <table:table-cell table:style-name="ce8" office:value-type="float" office:value="336.28" calcext:value-type="float">
            <text:p>336.28</text:p>
          </table:table-cell>
          <table:table-cell table:number-columns-repeated="2"/>
          <table:table-cell table:style-name="ce8" office:value-type="float" office:value="28.08" calcext:value-type="float">
            <text:p>28.08</text:p>
          </table:table-cell>
          <table:table-cell/>
          <table:table-cell table:style-name="ce9" office:value-type="float" office:value="30.27" calcext:value-type="float">
            <text:p>30.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4.8" calcext:value-type="float">
            <text:p>11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6 2,2-Диметилбутан</text:p>
          </table:table-cell>
          <table:table-cell table:style-name="ce1" office:value-type="float" office:value="49.74" calcext:value-type="float">
            <text:p>49.74</text:p>
          </table:table-cell>
          <table:table-cell table:style-name="ce8" office:value-type="float" office:value="322.74" calcext:value-type="float">
            <text:p>322.74</text:p>
          </table:table-cell>
          <table:table-cell table:number-columns-repeated="2"/>
          <table:table-cell table:style-name="ce8" office:value-type="float" office:value="26.31" calcext:value-type="float">
            <text:p>26.31</text:p>
          </table:table-cell>
          <table:table-cell/>
          <table:table-cell table:style-name="ce9" office:value-type="float" office:value="27.69" calcext:value-type="float">
            <text:p>27.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4.8" calcext:value-type="float">
            <text:p>11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6 2,3-Диметилбутан</text:p>
          </table:table-cell>
          <table:table-cell table:style-name="ce1" office:value-type="float" office:value="57.98" calcext:value-type="float">
            <text:p>57.98</text:p>
          </table:table-cell>
          <table:table-cell table:style-name="ce8" office:value-type="float" office:value="330.98" calcext:value-type="float">
            <text:p>330.98</text:p>
          </table:table-cell>
          <table:table-cell table:number-columns-repeated="2"/>
          <table:table-cell table:style-name="ce8" office:value-type="float" office:value="27.01" calcext:value-type="float">
            <text:p>27.01</text:p>
          </table:table-cell>
          <table:table-cell/>
          <table:table-cell table:style-name="ce9" office:value-type="float" office:value="29.21" calcext:value-type="float">
            <text:p>29.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4.8" calcext:value-type="float">
            <text:p>11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7 2-Метилгексан</text:p>
          </table:table-cell>
          <table:table-cell table:style-name="ce1" office:value-type="float" office:value="90.05" calcext:value-type="float">
            <text:p>90.05</text:p>
          </table:table-cell>
          <table:table-cell table:style-name="ce8" office:value-type="float" office:value="363.05" calcext:value-type="float">
            <text:p>363.05</text:p>
          </table:table-cell>
          <table:table-cell table:number-columns-repeated="2"/>
          <table:table-cell table:style-name="ce8" office:value-type="float" office:value="31.28" calcext:value-type="float">
            <text:p>31.28</text:p>
          </table:table-cell>
          <table:table-cell/>
          <table:table-cell table:style-name="ce9" office:value-type="float" office:value="34.85" calcext:value-type="float">
            <text:p>34.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7 3-Метилгексан</text:p>
          </table:table-cell>
          <table:table-cell table:style-name="ce1" office:value-type="float" office:value="91.85" calcext:value-type="float">
            <text:p>91.85</text:p>
          </table:table-cell>
          <table:table-cell table:style-name="ce8" office:value-type="float" office:value="364.85" calcext:value-type="float">
            <text:p>364.85</text:p>
          </table:table-cell>
          <table:table-cell table:number-columns-repeated="2"/>
          <table:table-cell table:style-name="ce8" office:value-type="float" office:value="31.67" calcext:value-type="float">
            <text:p>31.67</text:p>
          </table:table-cell>
          <table:table-cell/>
          <table:table-cell table:style-name="ce9" office:value-type="float" office:value="35.05" calcext:value-type="float">
            <text:p>35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7 3-Этилпентан</text:p>
          </table:table-cell>
          <table:table-cell table:style-name="ce1" office:value-type="float" office:value="93.5" calcext:value-type="float">
            <text:p>93.5</text:p>
          </table:table-cell>
          <table:table-cell table:style-name="ce8" office:value-type="float" office:value="366.5" calcext:value-type="float">
            <text:p>366.5</text:p>
          </table:table-cell>
          <table:table-cell table:number-columns-repeated="2"/>
          <table:table-cell table:style-name="ce8"/>
          <table:table-cell/>
          <table:table-cell table:style-name="ce9" office:value-type="float" office:value="35.22" calcext:value-type="float">
            <text:p>35.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7 2,3-Диметилпентан</text:p>
          </table:table-cell>
          <table:table-cell table:style-name="ce1" office:value-type="float" office:value="89.78" calcext:value-type="float">
            <text:p>89.78</text:p>
          </table:table-cell>
          <table:table-cell table:style-name="ce8" office:value-type="float" office:value="362.78" calcext:value-type="float">
            <text:p>362.78</text:p>
          </table:table-cell>
          <table:table-cell table:number-columns-repeated="2"/>
          <table:table-cell table:style-name="ce8" office:value-type="float" office:value="31.07" calcext:value-type="float">
            <text:p>31.07</text:p>
          </table:table-cell>
          <table:table-cell/>
          <table:table-cell table:style-name="ce9" office:value-type="float" office:value="34.23" calcext:value-type="float">
            <text:p>34.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7 2,4-Диметилпентан</text:p>
          </table:table-cell>
          <table:table-cell table:style-name="ce1" office:value-type="float" office:value="80.5" calcext:value-type="float">
            <text:p>80.5</text:p>
          </table:table-cell>
          <table:table-cell table:style-name="ce8" office:value-type="float" office:value="353.5" calcext:value-type="float">
            <text:p>353.5</text:p>
          </table:table-cell>
          <table:table-cell table:number-columns-repeated="2"/>
          <table:table-cell table:style-name="ce8"/>
          <table:table-cell/>
          <table:table-cell table:style-name="ce9" office:value-type="float" office:value="32.88" calcext:value-type="float">
            <text:p>32.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7 2,2-Диметилпентан</text:p>
          </table:table-cell>
          <table:table-cell table:style-name="ce1" office:value-type="float" office:value="79.2" calcext:value-type="float">
            <text:p>79.2</text:p>
          </table:table-cell>
          <table:table-cell table:style-name="ce8" office:value-type="float" office:value="352.2" calcext:value-type="float">
            <text:p>352.2</text:p>
          </table:table-cell>
          <table:table-cell table:number-columns-repeated="2"/>
          <table:table-cell table:style-name="ce8"/>
          <table:table-cell/>
          <table:table-cell table:style-name="ce9" office:value-type="float" office:value="32.42" calcext:value-type="float">
            <text:p>32.4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7 3,3-Диметилпентан</text:p>
          </table:table-cell>
          <table:table-cell table:style-name="ce1" office:value-type="float" office:value="86.1" calcext:value-type="float">
            <text:p>86.1</text:p>
          </table:table-cell>
          <table:table-cell table:style-name="ce8" office:value-type="float" office:value="359.1" calcext:value-type="float">
            <text:p>359.1</text:p>
          </table:table-cell>
          <table:table-cell table:number-columns-repeated="2"/>
          <table:table-cell table:style-name="ce8" office:value-type="float" office:value="29.6" calcext:value-type="float">
            <text:p>29.6</text:p>
          </table:table-cell>
          <table:table-cell/>
          <table:table-cell table:style-name="ce9" office:value-type="float" office:value="33.01" calcext:value-type="float">
            <text:p>33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7 2,2,3-Триметилбутан</text:p>
          </table:table-cell>
          <table:table-cell table:style-name="ce1" office:value-type="float" office:value="80.9" calcext:value-type="float">
            <text:p>80.9</text:p>
          </table:table-cell>
          <table:table-cell table:style-name="ce8" office:value-type="float" office:value="353.9" calcext:value-type="float">
            <text:p>353.9</text:p>
          </table:table-cell>
          <table:table-cell table:number-columns-repeated="2"/>
          <table:table-cell table:style-name="ce8" office:value-type="float" office:value="28.95" calcext:value-type="float">
            <text:p>28.95</text:p>
          </table:table-cell>
          <table:table-cell/>
          <table:table-cell table:style-name="ce9" office:value-type="float" office:value="32.04" calcext:value-type="float">
            <text:p>32.0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1.9" calcext:value-type="float">
            <text:p>131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-Метилгептан</text:p>
          </table:table-cell>
          <table:table-cell table:style-name="ce1" office:value-type="float" office:value="117.6" calcext:value-type="float">
            <text:p>117.6</text:p>
          </table:table-cell>
          <table:table-cell table:style-name="ce8" office:value-type="float" office:value="390.6" calcext:value-type="float">
            <text:p>390.6</text:p>
          </table:table-cell>
          <table:table-cell table:number-columns-repeated="2"/>
          <table:table-cell table:style-name="ce8" office:value-type="float" office:value="33.26" calcext:value-type="float">
            <text:p>33.26</text:p>
          </table:table-cell>
          <table:table-cell/>
          <table:table-cell table:style-name="ce9" office:value-type="float" office:value="39.67" calcext:value-type="float">
            <text:p>39.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3-Метилгептан</text:p>
          </table:table-cell>
          <table:table-cell table:style-name="ce1" office:value-type="float" office:value="119" calcext:value-type="float">
            <text:p>119</text:p>
          </table:table-cell>
          <table:table-cell table:style-name="ce8" office:value-type="float" office:value="392" calcext:value-type="float">
            <text:p>392</text:p>
          </table:table-cell>
          <table:table-cell table:number-columns-repeated="2"/>
          <table:table-cell table:style-name="ce8"/>
          <table:table-cell/>
          <table:table-cell table:style-name="ce9" office:value-type="float" office:value="39.83" calcext:value-type="float">
            <text:p>39.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4-Метилгептан</text:p>
          </table:table-cell>
          <table:table-cell table:style-name="ce1" office:value-type="float" office:value="117.7" calcext:value-type="float">
            <text:p>117.7</text:p>
          </table:table-cell>
          <table:table-cell table:style-name="ce8" office:value-type="float" office:value="390.7" calcext:value-type="float">
            <text:p>390.7</text:p>
          </table:table-cell>
          <table:table-cell table:number-columns-repeated="2"/>
          <table:table-cell table:style-name="ce8"/>
          <table:table-cell/>
          <table:table-cell table:style-name="ce9" office:value-type="float" office:value="39.67" calcext:value-type="float">
            <text:p>39.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3-Этилгексан</text:p>
          </table:table-cell>
          <table:table-cell table:style-name="ce1" office:value-type="float" office:value="118.5" calcext:value-type="float">
            <text:p>118.5</text:p>
          </table:table-cell>
          <table:table-cell table:style-name="ce8" office:value-type="float" office:value="391.5" calcext:value-type="float">
            <text:p>391.5</text:p>
          </table:table-cell>
          <table:table-cell table:number-columns-repeated="2"/>
          <table:table-cell table:style-name="ce8" office:value-type="float" office:value="33.61" calcext:value-type="float">
            <text:p>33.61</text:p>
          </table:table-cell>
          <table:table-cell/>
          <table:table-cell table:style-name="ce9" office:value-type="float" office:value="39.64" calcext:value-type="float">
            <text:p>39.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2-Диметилгексан</text:p>
          </table:table-cell>
          <table:table-cell table:style-name="ce1" office:value-type="float" office:value="106.8" calcext:value-type="float">
            <text:p>106.8</text:p>
          </table:table-cell>
          <table:table-cell table:style-name="ce8" office:value-type="float" office:value="379.8" calcext:value-type="float">
            <text:p>379.8</text:p>
          </table:table-cell>
          <table:table-cell table:number-columns-repeated="2"/>
          <table:table-cell table:style-name="ce8"/>
          <table:table-cell/>
          <table:table-cell table:style-name="ce9" office:value-type="float" office:value="37.28" calcext:value-type="float">
            <text:p>37.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3-Диметилгексан</text:p>
          </table:table-cell>
          <table:table-cell table:style-name="ce1" office:value-type="float" office:value="115.6" calcext:value-type="float">
            <text:p>115.6</text:p>
          </table:table-cell>
          <table:table-cell table:style-name="ce8" office:value-type="float" office:value="388.6" calcext:value-type="float">
            <text:p>388.6</text:p>
          </table:table-cell>
          <table:table-cell table:number-columns-repeated="2"/>
          <table:table-cell table:style-name="ce8" office:value-type="float" office:value="33.2" calcext:value-type="float">
            <text:p>33.2</text:p>
          </table:table-cell>
          <table:table-cell/>
          <table:table-cell table:style-name="ce9" office:value-type="float" office:value="38.78" calcext:value-type="float">
            <text:p>38.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4-Диметилгексан</text:p>
          </table:table-cell>
          <table:table-cell table:style-name="ce1" office:value-type="float" office:value="109.4" calcext:value-type="float">
            <text:p>109.4</text:p>
          </table:table-cell>
          <table:table-cell table:style-name="ce8" office:value-type="float" office:value="382.4" calcext:value-type="float">
            <text:p>382.4</text:p>
          </table:table-cell>
          <table:table-cell table:number-columns-repeated="2"/>
          <table:table-cell table:style-name="ce8"/>
          <table:table-cell/>
          <table:table-cell table:style-name="ce9" office:value-type="float" office:value="37.76" calcext:value-type="float">
            <text:p>37.7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5-Диметилгексан</text:p>
          </table:table-cell>
          <table:table-cell table:style-name="ce1" office:value-type="float" office:value="109" calcext:value-type="float">
            <text:p>109</text:p>
          </table:table-cell>
          <table:table-cell table:style-name="ce8" office:value-type="float" office:value="382" calcext:value-type="float">
            <text:p>382</text:p>
          </table:table-cell>
          <table:table-cell table:number-columns-repeated="2"/>
          <table:table-cell table:style-name="ce8"/>
          <table:table-cell/>
          <table:table-cell table:style-name="ce9" office:value-type="float" office:value="37.85" calcext:value-type="float">
            <text:p>37.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3,3-Диметилгексан</text:p>
          </table:table-cell>
          <table:table-cell table:style-name="ce1" office:value-type="float" office:value="112" calcext:value-type="float">
            <text:p>112</text:p>
          </table:table-cell>
          <table:table-cell table:style-name="ce8" office:value-type="float" office:value="385" calcext:value-type="float">
            <text:p>385</text:p>
          </table:table-cell>
          <table:table-cell table:number-columns-repeated="2"/>
          <table:table-cell table:style-name="ce8"/>
          <table:table-cell/>
          <table:table-cell table:style-name="ce9" office:value-type="float" office:value="37.53" calcext:value-type="float">
            <text:p>37.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3,4-Диметилгексан</text:p>
          </table:table-cell>
          <table:table-cell table:style-name="ce1" office:value-type="float" office:value="117.7" calcext:value-type="float">
            <text:p>117.7</text:p>
          </table:table-cell>
          <table:table-cell table:style-name="ce8" office:value-type="float" office:value="390.7" calcext:value-type="float">
            <text:p>390.7</text:p>
          </table:table-cell>
          <table:table-cell table:number-columns-repeated="2"/>
          <table:table-cell table:style-name="ce8" office:value-type="float" office:value="33.27" calcext:value-type="float">
            <text:p>33.27</text:p>
          </table:table-cell>
          <table:table-cell/>
          <table:table-cell table:style-name="ce9" office:value-type="float" office:value="38.97" calcext:value-type="float">
            <text:p>38.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-Метил-3-этилпентан</text:p>
          </table:table-cell>
          <table:table-cell table:style-name="ce1" office:value-type="float" office:value="115.6" calcext:value-type="float">
            <text:p>115.6</text:p>
          </table:table-cell>
          <table:table-cell table:style-name="ce8" office:value-type="float" office:value="388.6" calcext:value-type="float">
            <text:p>388.6</text:p>
          </table:table-cell>
          <table:table-cell table:number-columns-repeated="2"/>
          <table:table-cell table:style-name="ce8" office:value-type="float" office:value="32.96" calcext:value-type="float">
            <text:p>32.96</text:p>
          </table:table-cell>
          <table:table-cell/>
          <table:table-cell table:style-name="ce9" office:value-type="float" office:value="38.52" calcext:value-type="float">
            <text:p>38.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3-Метил-3-этилпентан</text:p>
          </table:table-cell>
          <table:table-cell table:style-name="ce1" office:value-type="float" office:value="118.3" calcext:value-type="float">
            <text:p>118.3</text:p>
          </table:table-cell>
          <table:table-cell table:style-name="ce8" office:value-type="float" office:value="391.3" calcext:value-type="float">
            <text:p>391.3</text:p>
          </table:table-cell>
          <table:table-cell table:number-columns-repeated="2"/>
          <table:table-cell table:style-name="ce8" office:value-type="float" office:value="32.79" calcext:value-type="float">
            <text:p>32.79</text:p>
          </table:table-cell>
          <table:table-cell/>
          <table:table-cell table:style-name="ce9" office:value-type="float" office:value="37.99" calcext:value-type="float">
            <text:p>37.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2,3-Триметилпентан</text:p>
          </table:table-cell>
          <table:table-cell table:style-name="ce1" office:value-type="float" office:value="109.8" calcext:value-type="float">
            <text:p>109.8</text:p>
          </table:table-cell>
          <table:table-cell table:style-name="ce8" office:value-type="float" office:value="382.8" calcext:value-type="float">
            <text:p>382.8</text:p>
          </table:table-cell>
          <table:table-cell table:number-columns-repeated="2"/>
          <table:table-cell table:style-name="ce8"/>
          <table:table-cell/>
          <table:table-cell table:style-name="ce9" office:value-type="float" office:value="36.91" calcext:value-type="float">
            <text:p>36.9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2,4-Триметилпентан</text:p>
          </table:table-cell>
          <table:table-cell table:style-name="ce1" office:value-type="float" office:value="99.23" calcext:value-type="float">
            <text:p>99.23</text:p>
          </table:table-cell>
          <table:table-cell table:style-name="ce8" office:value-type="float" office:value="372.23" calcext:value-type="float">
            <text:p>372.23</text:p>
          </table:table-cell>
          <table:table-cell table:number-columns-repeated="2"/>
          <table:table-cell table:style-name="ce8" office:value-type="float" office:value="31.02" calcext:value-type="float">
            <text:p>31.02</text:p>
          </table:table-cell>
          <table:table-cell/>
          <table:table-cell table:style-name="ce9" office:value-type="float" office:value="35.12" calcext:value-type="float">
            <text:p>35.1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3,3-Триметилпентан</text:p>
          </table:table-cell>
          <table:table-cell table:style-name="ce1" office:value-type="float" office:value="114.8" calcext:value-type="float">
            <text:p>114.8</text:p>
          </table:table-cell>
          <table:table-cell table:style-name="ce8" office:value-type="float" office:value="387.8" calcext:value-type="float">
            <text:p>387.8</text:p>
          </table:table-cell>
          <table:table-cell table:number-columns-repeated="2"/>
          <table:table-cell table:style-name="ce8"/>
          <table:table-cell/>
          <table:table-cell table:style-name="ce9" office:value-type="float" office:value="37.27" calcext:value-type="float">
            <text:p>37.2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3,4-Триметилпентан</text:p>
          </table:table-cell>
          <table:table-cell table:style-name="ce1" office:value-type="float" office:value="113.5" calcext:value-type="float">
            <text:p>113.5</text:p>
          </table:table-cell>
          <table:table-cell table:style-name="ce8" office:value-type="float" office:value="386.5" calcext:value-type="float">
            <text:p>386.5</text:p>
          </table:table-cell>
          <table:table-cell table:number-columns-repeated="2"/>
          <table:table-cell table:style-name="ce8" office:value-type="float" office:value="32.38" calcext:value-type="float">
            <text:p>32.38</text:p>
          </table:table-cell>
          <table:table-cell/>
          <table:table-cell table:style-name="ce9" office:value-type="float" office:value="37.7" calcext:value-type="float">
            <text:p>37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8 2,2,3,3-Тетраметилбутан</text:p>
          </table:table-cell>
          <table:table-cell table:style-name="ce1" office:value-type="float" office:value="106.5" calcext:value-type="float">
            <text:p>106.5</text:p>
          </table:table-cell>
          <table:table-cell table:style-name="ce8" office:value-type="float" office:value="379.5" calcext:value-type="float">
            <text:p>379.5</text:p>
          </table:table-cell>
          <table:table-cell table:number-columns-repeated="2"/>
          <table:table-cell table:style-name="ce8"/>
          <table:table-cell/>
          <table:table-cell table:style-name="ce9" office:value-type="float" office:value="41.5" calcext:value-type="float">
            <text:p>41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9 3,3-Диэтилпентан</text:p>
          </table:table-cell>
          <table:table-cell table:style-name="ce1" office:value-type="float" office:value="146.2" calcext:value-type="float">
            <text:p>146.2</text:p>
          </table:table-cell>
          <table:table-cell table:style-name="ce8" office:value-type="float" office:value="419.2" calcext:value-type="float">
            <text:p>419.2</text:p>
          </table:table-cell>
          <table:table-cell table:number-columns-repeated="2"/>
          <table:table-cell table:style-name="ce8" office:value-type="float" office:value="34.61" calcext:value-type="float">
            <text:p>34.61</text:p>
          </table:table-cell>
          <table:table-cell/>
          <table:table-cell table:style-name="ce9" office:value-type="float" office:value="42" calcext:value-type="float">
            <text:p>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66.1" calcext:value-type="float">
            <text:p>166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9 2,2,5-Триметилгексан</text:p>
          </table:table-cell>
          <table:table-cell table:style-name="ce1" office:value-type="float" office:value="124" calcext:value-type="float">
            <text:p>124</text:p>
          </table:table-cell>
          <table:table-cell table:style-name="ce8" office:value-type="float" office:value="397" calcext:value-type="float">
            <text:p>397</text:p>
          </table:table-cell>
          <table:table-cell table:number-columns-repeated="2"/>
          <table:table-cell table:style-name="ce8" office:value-type="float" office:value="33.65" calcext:value-type="float">
            <text:p>33.65</text:p>
          </table:table-cell>
          <table:table-cell/>
          <table:table-cell table:style-name="ce9" office:value-type="float" office:value="40.16" calcext:value-type="float">
            <text:p>40.1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6.1" calcext:value-type="float">
            <text:p>166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9 2,3,5-Триметилгексан</text:p>
          </table:table-cell>
          <table:table-cell table:style-name="ce1" office:value-type="float" office:value="131" calcext:value-type="float">
            <text:p>131</text:p>
          </table:table-cell>
          <table:table-cell table:style-name="ce8" office:value-type="float" office:value="404" calcext:value-type="float">
            <text:p>404</text:p>
          </table:table-cell>
          <table:table-cell table:number-columns-repeated="2"/>
          <table:table-cell table:style-name="ce8" office:value-type="float" office:value="34.43" calcext:value-type="float">
            <text:p>34.43</text:p>
          </table:table-cell>
          <table:table-cell/>
          <table:table-cell table:style-name="ce9" office:value-type="float" office:value="41.41" calcext:value-type="float">
            <text:p>41.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6.1" calcext:value-type="float">
            <text:p>166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9 2,2,4,4-Тетраметилпентан</text:p>
          </table:table-cell>
          <table:table-cell table:style-name="ce1" office:value-type="float" office:value="122.7" calcext:value-type="float">
            <text:p>122.7</text:p>
          </table:table-cell>
          <table:table-cell table:style-name="ce8" office:value-type="float" office:value="395.7" calcext:value-type="float">
            <text:p>395.7</text:p>
          </table:table-cell>
          <table:table-cell table:number-columns-repeated="2"/>
          <table:table-cell table:style-name="ce8" office:value-type="float" office:value="32.51" calcext:value-type="float">
            <text:p>32.51</text:p>
          </table:table-cell>
          <table:table-cell/>
          <table:table-cell table:style-name="ce9" office:value-type="float" office:value="38.49" calcext:value-type="float">
            <text:p>38.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6.1" calcext:value-type="float">
            <text:p>166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10 2-Метилнонан</text:p>
          </table:table-cell>
          <table:table-cell table:style-name="ce1" office:value-type="float" office:value="167" calcext:value-type="float">
            <text:p>167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2"/>
          <table:table-cell table:style-name="ce8" office:value-type="float" office:value="38.23" calcext:value-type="float">
            <text:p>38.23</text:p>
          </table:table-cell>
          <table:table-cell/>
          <table:table-cell table:style-name="ce9" office:value-type="float" office:value="49.63" calcext:value-type="float">
            <text:p>49.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3.2" calcext:value-type="float">
            <text:p>183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10 3-Метилнонан</text:p>
          </table:table-cell>
          <table:table-cell table:style-name="ce1" office:value-type="float" office:value="168" calcext:value-type="float">
            <text:p>168</text:p>
          </table:table-cell>
          <table:table-cell table:style-name="ce8" office:value-type="float" office:value="441" calcext:value-type="float">
            <text:p>441</text:p>
          </table:table-cell>
          <table:table-cell table:number-columns-repeated="2"/>
          <table:table-cell table:style-name="ce8" office:value-type="float" office:value="38.26" calcext:value-type="float">
            <text:p>38.26</text:p>
          </table:table-cell>
          <table:table-cell/>
          <table:table-cell table:style-name="ce9" office:value-type="float" office:value="49.71" calcext:value-type="float">
            <text:p>49.7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3.2" calcext:value-type="float">
            <text:p>183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10 5-Метилнонан</text:p>
          </table:table-cell>
          <table:table-cell table:style-name="ce1" office:value-type="float" office:value="165" calcext:value-type="float">
            <text:p>165</text:p>
          </table:table-cell>
          <table:table-cell table:style-name="ce8" office:value-type="float" office:value="438" calcext:value-type="float">
            <text:p>438</text:p>
          </table:table-cell>
          <table:table-cell table:number-columns-repeated="2"/>
          <table:table-cell table:style-name="ce8" office:value-type="float" office:value="38.14" calcext:value-type="float">
            <text:p>38.14</text:p>
          </table:table-cell>
          <table:table-cell/>
          <table:table-cell table:style-name="ce9" office:value-type="float" office:value="49.34" calcext:value-type="float">
            <text:p>49.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3.2" calcext:value-type="float">
            <text:p>183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10 2,4-Диметилоктан</text:p>
          </table:table-cell>
          <table:table-cell table:style-name="ce1" office:value-type="float" office:value="156" calcext:value-type="float">
            <text:p>156</text:p>
          </table:table-cell>
          <table:table-cell table:style-name="ce8" office:value-type="float" office:value="429" calcext:value-type="float">
            <text:p>429</text:p>
          </table:table-cell>
          <table:table-cell table:number-columns-repeated="2"/>
          <table:table-cell table:style-name="ce8" office:value-type="float" office:value="36.47" calcext:value-type="float">
            <text:p>36.47</text:p>
          </table:table-cell>
          <table:table-cell/>
          <table:table-cell table:style-name="ce9" office:value-type="float" office:value="47.13" calcext:value-type="float">
            <text:p>47.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83.2" calcext:value-type="float">
            <text:p>183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11 2-Метилдекан</text:p>
          </table:table-cell>
          <table:table-cell table:style-name="ce1" office:value-type="float" office:value="189" calcext:value-type="float">
            <text:p>189</text:p>
          </table:table-cell>
          <table:table-cell table:style-name="ce8" office:value-type="float" office:value="462" calcext:value-type="float">
            <text:p>462</text:p>
          </table:table-cell>
          <table:table-cell table:number-columns-repeated="2"/>
          <table:table-cell table:style-name="ce8" office:value-type="float" office:value="40.25" calcext:value-type="float">
            <text:p>40.25</text:p>
          </table:table-cell>
          <table:table-cell/>
          <table:table-cell table:style-name="ce9" office:value-type="float" office:value="54.28" calcext:value-type="float">
            <text:p>54.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.3" calcext:value-type="float">
            <text:p>20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11 4-Метилдекан</text:p>
          </table:table-cell>
          <table:table-cell table:style-name="ce1" office:value-type="float" office:value="187" calcext:value-type="float">
            <text:p>187</text:p>
          </table:table-cell>
          <table:table-cell table:style-name="ce8" office:value-type="float" office:value="460" calcext:value-type="float">
            <text:p>460</text:p>
          </table:table-cell>
          <table:table-cell table:number-columns-repeated="2"/>
          <table:table-cell table:style-name="ce8" office:value-type="float" office:value="40.7" calcext:value-type="float">
            <text:p>40.7</text:p>
          </table:table-cell>
          <table:table-cell/>
          <table:table-cell table:style-name="ce9" office:value-type="float" office:value="53.76" calcext:value-type="float">
            <text:p>53.7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0.3" calcext:value-type="float">
            <text:p>20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=11 2,4,7-Триметилоктан</text:p>
          </table:table-cell>
          <table:table-cell table:style-name="ce1" office:value-type="float" office:value="168" calcext:value-type="float">
            <text:p>168</text:p>
          </table:table-cell>
          <table:table-cell table:style-name="ce8" office:value-type="float" office:value="441" calcext:value-type="float">
            <text:p>441</text:p>
          </table:table-cell>
          <table:table-cell table:number-columns-repeated="2"/>
          <table:table-cell table:style-name="ce8" office:value-type="float" office:value="38.22" calcext:value-type="float">
            <text:p>38.22</text:p>
          </table:table-cell>
          <table:table-cell/>
          <table:table-cell table:style-name="ce9" office:value-type="float" office:value="49.91" calcext:value-type="float">
            <text:p>49.9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0.3" calcext:value-type="float">
            <text:p>200.3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.эфиры" table:style-name="ta11">
        <table:table-column table:style-name="co13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Простые эфир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-О-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иметиловый эфир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-23.65" calcext:value-type="float">
            <text:p>-23.65</text:p>
          </table:table-cell>
          <table:table-cell/>
          <table:table-cell table:style-name="ce1" office:value-type="float" office:value="-138.5" calcext:value-type="float">
            <text:p>-138.5</text:p>
          </table:table-cell>
          <table:table-cell/>
          <table:table-cell table:style-name="ce1" office:value-type="float" office:value="21.51" calcext:value-type="float">
            <text:p>21.51</text:p>
          </table:table-cell>
          <table:table-cell table:style-name="ce1" office:value-type="float" office:value="18.51" calcext:value-type="float">
            <text:p>18.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16" table:formula="of:=[.B4:.B19]*2+2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пропиловый эфир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38.9" calcext:value-type="float">
            <text:p>38.9</text:p>
          </table:table-cell>
          <table:table-cell table:number-columns-repeated="3"/>
          <table:table-cell table:style-name="ce1" office:value-type="float" office:value="26.75" calcext:value-type="float">
            <text:p>26.75</text:p>
          </table:table-cell>
          <table:table-cell table:style-name="ce1" office:value-type="float" office:value="27.6" calcext:value-type="float">
            <text:p>27.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утилметиловый эфир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7.3" calcext:value-type="float">
            <text:p>107.3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style-name="ce1" office:value-type="float" office:value="-115.5" calcext:value-type="float">
            <text:p>-115.5</text:p>
          </table:table-cell>
          <table:table-cell/>
          <table:table-cell table:style-name="ce1" office:value-type="float" office:value="29.55" calcext:value-type="float">
            <text:p>29.55</text:p>
          </table:table-cell>
          <table:table-cell table:style-name="ce1" office:value-type="float" office:value="32.37" calcext:value-type="float">
            <text:p>32.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пентиловый эфир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4.4" calcext:value-type="float">
            <text:p>124.4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3"/>
          <table:table-cell table:style-name="ce1" office:value-type="float" office:value="32.02" calcext:value-type="float">
            <text:p>32.02</text:p>
          </table:table-cell>
          <table:table-cell table:style-name="ce1" office:value-type="float" office:value="36.85" calcext:value-type="float">
            <text:p>36.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ексилметиловый эфир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1.5" calcext:value-type="float">
            <text:p>141.5</text:p>
          </table:table-cell>
          <table:table-cell table:number-columns-repeated="4"/>
          <table:table-cell table:style-name="ce1" office:value-type="float" office:value="34.93" calcext:value-type="float">
            <text:p>34.93</text:p>
          </table:table-cell>
          <table:table-cell table:style-name="ce1" office:value-type="float" office:value="42.07" calcext:value-type="float">
            <text:p>42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ептилметиловый эфир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8.6" calcext:value-type="float">
            <text:p>158.6</text:p>
          </table:table-cell>
          <table:table-cell table:number-columns-repeated="5"/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октиловый эфир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5.7" calcext:value-type="float">
            <text:p>175.7</text:p>
          </table:table-cell>
          <table:table-cell table:number-columns-repeated="5"/>
          <table:table-cell table:style-name="ce1" office:value-type="float" office:value="52.29" calcext:value-type="float">
            <text:p>52.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нониловый эфир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2.8" calcext:value-type="float">
            <text:p>192.8</text:p>
          </table:table-cell>
          <table:table-cell table:number-columns-repeated="5"/>
          <table:table-cell table:style-name="ce1" office:value-type="float" office:value="57.13" calcext:value-type="float">
            <text:p>57.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ецилметиловый эфир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9.9" calcext:value-type="float">
            <text:p>209.9</text:p>
          </table:table-cell>
          <table:table-cell table:number-columns-repeated="5"/>
          <table:table-cell table:style-name="ce1" office:value-type="float" office:value="62.3" calcext:value-type="float">
            <text:p>62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иэтиловый эфир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35.6" calcext:value-type="float">
            <text:p>35.6</text:p>
          </table:table-cell>
          <table:table-cell/>
          <table:table-cell table:style-name="ce1" office:value-type="float" office:value="-116.3" calcext:value-type="float">
            <text:p>-116.3</text:p>
          </table:table-cell>
          <table:table-cell/>
          <table:table-cell table:style-name="ce1" office:value-type="float" office:value="26.52" calcext:value-type="float">
            <text:p>26.52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Этилпропиловый эфир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7.3" calcext:value-type="float">
            <text:p>107.3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3"/>
          <table:table-cell table:style-name="ce1" office:value-type="float" office:value="28.94" calcext:value-type="float">
            <text:p>28.94</text:p>
          </table:table-cell>
          <table:table-cell table:style-name="ce1" office:value-type="float" office:value="31.43" calcext:value-type="float">
            <text:p>31.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утилэтиловый эфир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4.4" calcext:value-type="float">
            <text:p>124.4</text:p>
          </table:table-cell>
          <table:table-cell table:style-name="ce1" office:value-type="float" office:value="91.4" calcext:value-type="float">
            <text:p>91.4</text:p>
          </table:table-cell>
          <table:table-cell/>
          <table:table-cell table:style-name="ce1" office:value-type="float" office:value="-124" calcext:value-type="float">
            <text:p>-124</text:p>
          </table:table-cell>
          <table:table-cell/>
          <table:table-cell table:style-name="ce1" office:value-type="float" office:value="31.63" calcext:value-type="float">
            <text:p>31.63</text:p>
          </table:table-cell>
          <table:table-cell table:style-name="ce1" office:value-type="float" office:value="36.32" calcext:value-type="float">
            <text:p>36.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Этилпентиловый эфир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1.5" calcext:value-type="float">
            <text:p>141.5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3"/>
          <table:table-cell table:style-name="ce1" office:value-type="float" office:value="34.41" calcext:value-type="float">
            <text:p>34.41</text:p>
          </table:table-cell>
          <table:table-cell table:style-name="ce1" office:value-type="float" office:value="41.01" calcext:value-type="float">
            <text:p>41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Этилоктиловый эфир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2.8" calcext:value-type="float">
            <text:p>192.8</text:p>
          </table:table-cell>
          <table:table-cell table:number-columns-repeated="5"/>
          <table:table-cell table:style-name="ce1" office:value-type="float" office:value="55.62" calcext:value-type="float">
            <text:p>55.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Этилнониловый эфир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9.9" calcext:value-type="float">
            <text:p>209.9</text:p>
          </table:table-cell>
          <table:table-cell table:number-columns-repeated="5"/>
          <table:table-cell table:style-name="ce1" office:value-type="float" office:value="60.34" calcext:value-type="float">
            <text:p>60.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ецилэтиловый эфир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7" calcext:value-type="float">
            <text:p>227</text:p>
          </table:table-cell>
          <table:table-cell table:number-columns-repeated="5"/>
          <table:table-cell table:style-name="ce1" office:value-type="float" office:value="65.89" calcext:value-type="float">
            <text:p>65.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Этилизопропиловый эфи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7.4" calcext:value-type="float">
            <text:p>107.4</text:p>
          </table:table-cell>
          <table:table-cell table:style-name="ce6" office:value-type="float" office:value="64" calcext:value-type="float">
            <text:p>64</text:p>
          </table:table-cell>
          <table:table-cell table:style-name="ce6" table:number-columns-repeated="3"/>
          <table:table-cell table:style-name="ce6" office:value-type="float" office:value="28.21" calcext:value-type="float">
            <text:p>28.21</text:p>
          </table:table-cell>
          <table:table-cell table:style-name="ce6" office:value-type="float" office:value="30.08" calcext:value-type="float">
            <text:p>30.0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Этилизобутиловый эфир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4.4" calcext:value-type="float">
            <text:p>124.4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number-columns-repeated="3"/>
          <table:table-cell table:style-name="ce6" office:value-type="float" office:value="30.33" calcext:value-type="float">
            <text:p>30.33</text:p>
          </table:table-cell>
          <table:table-cell table:style-name="ce6" office:value-type="float" office:value="34.04" calcext:value-type="float">
            <text:p>34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втор-Бутилэтиловый эфир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4.4" calcext:value-type="float">
            <text:p>124.4</text:p>
          </table:table-cell>
          <table:table-cell table:style-name="ce6" office:value-type="float" office:value="81" calcext:value-type="float">
            <text:p>81</text:p>
          </table:table-cell>
          <table:table-cell table:style-name="ce6" table:number-columns-repeated="3"/>
          <table:table-cell table:style-name="ce6" office:value-type="float" office:value="30.38" calcext:value-type="float">
            <text:p>30.38</text:p>
          </table:table-cell>
          <table:table-cell table:style-name="ce6" office:value-type="float" office:value="34.1" calcext:value-type="float">
            <text:p>3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трет-Бутилэтиловый эфир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4.5" calcext:value-type="float">
            <text:p>124.5</text:p>
          </table:table-cell>
          <table:table-cell table:style-name="ce6" office:value-type="float" office:value="73.1" calcext:value-type="float">
            <text:p>73.1</text:p>
          </table:table-cell>
          <table:table-cell table:style-name="ce6"/>
          <table:table-cell table:style-name="ce6" office:value-type="float" office:value="-94" calcext:value-type="float">
            <text:p>-94</text:p>
          </table:table-cell>
          <table:table-cell table:style-name="ce6"/>
          <table:table-cell table:style-name="ce6" office:value-type="float" office:value="29.76" calcext:value-type="float">
            <text:p>29.76</text:p>
          </table:table-cell>
          <table:table-cell table:style-name="ce6" office:value-type="float" office:value="32.83" calcext:value-type="float">
            <text:p>32.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Этилизопентиловый эфир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1.5" calcext:value-type="float">
            <text:p>141.5</text:p>
          </table:table-cell>
          <table:table-cell table:style-name="ce6" table:number-columns-repeated="4"/>
          <table:table-cell table:style-name="ce6" office:value-type="float" office:value="33.01" calcext:value-type="float">
            <text:p>33.01</text:p>
          </table:table-cell>
          <table:table-cell table:style-name="ce6" office:value-type="float" office:value="38.91" calcext:value-type="float">
            <text:p>38.9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Изопропилметиловый эфир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0.3" calcext:value-type="float">
            <text:p>90.3</text:p>
          </table:table-cell>
          <table:table-cell table:style-name="ce6" office:value-type="float" office:value="32.5" calcext:value-type="float">
            <text:p>32.5</text:p>
          </table:table-cell>
          <table:table-cell table:style-name="ce6" table:number-columns-repeated="3"/>
          <table:table-cell table:style-name="ce6" office:value-type="float" office:value="26.05" calcext:value-type="float">
            <text:p>26.05</text:p>
          </table:table-cell>
          <table:table-cell table:style-name="ce6" office:value-type="float" office:value="26.41" calcext:value-type="float">
            <text:p>26.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Изобутилметиловый эфи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7.3" calcext:value-type="float">
            <text:p>107.3</text:p>
          </table:table-cell>
          <table:table-cell table:style-name="ce6" table:number-columns-repeated="4"/>
          <table:table-cell table:style-name="ce6" office:value-type="float" office:value="28.02" calcext:value-type="float">
            <text:p>28.02</text:p>
          </table:table-cell>
          <table:table-cell table:style-name="ce6" office:value-type="float" office:value="30.13" calcext:value-type="float">
            <text:p>3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втор-Бутилметиловый эфи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7.3" calcext:value-type="float">
            <text:p>107.3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number-columns-repeated="3"/>
          <table:table-cell table:style-name="ce6" office:value-type="float" office:value="28.09" calcext:value-type="float">
            <text:p>28.09</text:p>
          </table:table-cell>
          <table:table-cell table:style-name="ce6" office:value-type="float" office:value="30.23" calcext:value-type="float">
            <text:p>30.2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трет-Бутилметиловый эфир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7.4" calcext:value-type="float">
            <text:p>107.4</text:p>
          </table:table-cell>
          <table:table-cell table:style-name="ce6" office:value-type="float" office:value="55.2" calcext:value-type="float">
            <text:p>55.2</text:p>
          </table:table-cell>
          <table:table-cell table:style-name="ce6"/>
          <table:table-cell table:style-name="ce6" office:value-type="float" office:value="-109" calcext:value-type="float">
            <text:p>-109</text:p>
          </table:table-cell>
          <table:table-cell table:style-name="ce6"/>
          <table:table-cell table:style-name="ce6" office:value-type="float" office:value="27.94" calcext:value-type="float">
            <text:p>27.94</text:p>
          </table:table-cell>
          <table:table-cell table:style-name="ce6" office:value-type="float" office:value="29.82" calcext:value-type="float">
            <text:p>29.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Изопентилметиловый эфир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4.4" calcext:value-type="float">
            <text:p>124.4</text:p>
          </table:table-cell>
          <table:table-cell table:style-name="ce6" table:number-columns-repeated="4"/>
          <table:table-cell table:style-name="ce6" office:value-type="float" office:value="31.29" calcext:value-type="float">
            <text:p>31.29</text:p>
          </table:table-cell>
          <table:table-cell table:style-name="ce6" office:value-type="float" office:value="35.66" calcext:value-type="float">
            <text:p>35.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л.эфиры" table:style-name="ta12">
        <office:forms form:automatic-focus="false" form:apply-design-mode="false"/>
        <table:table-column table:style-name="co14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Сложные эфир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-СОО-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этаноат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.65" calcext:value-type="float">
            <text:p>74.65</text:p>
          </table:table-cell>
          <table:table-cell table:style-name="ce1" office:value-type="float" office:value="57.1" calcext:value-type="float">
            <text:p>57.1</text:p>
          </table:table-cell>
          <table:table-cell/>
          <table:table-cell table:style-name="ce1" office:value-type="float" office:value="-83.6" calcext:value-type="float">
            <text:p>-83.6</text:p>
          </table:table-cell>
          <table:table-cell/>
          <table:table-cell table:style-name="ce1" office:value-type="float" office:value="30.32" calcext:value-type="float">
            <text:p>30.32</text:p>
          </table:table-cell>
          <table:table-cell table:style-name="ce1" office:value-type="float" office:value="32.29" calcext:value-type="float">
            <text:p>32.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matrix-columns-spanned="1" table:number-matrix-rows-spanned="14" table:formula="of:=[.B4:.B17]*2+2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пропаноат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1.75" calcext:value-type="float">
            <text:p>91.75</text:p>
          </table:table-cell>
          <table:table-cell table:style-name="ce1" office:value-type="float" office:value="79.8" calcext:value-type="float">
            <text:p>79.8</text:p>
          </table:table-cell>
          <table:table-cell/>
          <table:table-cell table:style-name="ce1" office:value-type="float" office:value="-87.5" calcext:value-type="float">
            <text:p>-87.5</text:p>
          </table:table-cell>
          <table:table-cell/>
          <table:table-cell table:style-name="ce1" office:value-type="float" office:value="32.24" calcext:value-type="float">
            <text:p>32.24</text:p>
          </table:table-cell>
          <table:table-cell table:style-name="ce1" office:value-type="float" office:value="35.85" calcext:value-type="float">
            <text:p>35.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бутаноат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8.85" calcext:value-type="float">
            <text:p>108.85</text:p>
          </table:table-cell>
          <table:table-cell table:style-name="ce1" office:value-type="float" office:value="102.6" calcext:value-type="float">
            <text:p>102.6</text:p>
          </table:table-cell>
          <table:table-cell/>
          <table:table-cell table:style-name="ce1" office:value-type="float" office:value="-84.8" calcext:value-type="float">
            <text:p>-84.8</text:p>
          </table:table-cell>
          <table:table-cell/>
          <table:table-cell table:style-name="ce1" office:value-type="float" office:value="33.79" calcext:value-type="float">
            <text:p>33.79</text:p>
          </table:table-cell>
          <table:table-cell table:style-name="ce1" office:value-type="float" office:value="39.28" calcext:value-type="float">
            <text:p>39.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пентаноат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.95" calcext:value-type="float">
            <text:p>125.95</text:p>
          </table:table-cell>
          <table:table-cell table:style-name="ce1" office:value-type="float" office:value="126.5" calcext:value-type="float">
            <text:p>126.5</text:p>
          </table:table-cell>
          <table:table-cell/>
          <table:table-cell table:style-name="ce1" office:value-type="float" office:value="-91" calcext:value-type="float">
            <text:p>-91</text:p>
          </table:table-cell>
          <table:table-cell/>
          <table:table-cell table:style-name="ce1" office:value-type="float" office:value="35.36" calcext:value-type="float">
            <text:p>35.36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гексаноат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3.05" calcext:value-type="float">
            <text:p>143.05</text:p>
          </table:table-cell>
          <table:table-cell table:style-name="ce1" office:value-type="float" office:value="149.5" calcext:value-type="float">
            <text:p>149.5</text:p>
          </table:table-cell>
          <table:table-cell/>
          <table:table-cell table:style-name="ce1" office:value-type="float" office:value="-71" calcext:value-type="float">
            <text:p>-71</text:p>
          </table:table-cell>
          <table:table-cell/>
          <table:table-cell table:style-name="ce1" office:value-type="float" office:value="38.55" calcext:value-type="float">
            <text:p>38.55</text:p>
          </table:table-cell>
          <table:table-cell table:style-name="ce1" office:value-type="float" office:value="48.04" calcext:value-type="float">
            <text:p>48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гептаноат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0.15" calcext:value-type="float">
            <text:p>160.15</text:p>
          </table:table-cell>
          <table:table-cell table:style-name="ce1" office:value-type="float" office:value="172" calcext:value-type="float">
            <text:p>172</text:p>
          </table:table-cell>
          <table:table-cell/>
          <table:table-cell table:style-name="ce1" office:value-type="float" office:value="-56" calcext:value-type="float">
            <text:p>-56</text:p>
          </table:table-cell>
          <table:table-cell table:number-columns-repeated="2"/>
          <table:table-cell table:style-name="ce1" office:value-type="float" office:value="51.62" calcext:value-type="float">
            <text:p>51.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октаноат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7.25" calcext:value-type="float">
            <text:p>177.25</text:p>
          </table:table-cell>
          <table:table-cell table:number-columns-repeated="5"/>
          <table:table-cell table:style-name="ce1" office:value-type="float" office:value="56.41" calcext:value-type="float">
            <text:p>56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нонаноат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4.35" calcext:value-type="float">
            <text:p>194.35</text:p>
          </table:table-cell>
          <table:table-cell table:style-name="ce1" office:value-type="float" office:value="213.8" calcext:value-type="float">
            <text:p>213.8</text:p>
          </table:table-cell>
          <table:table-cell table:number-columns-repeated="4"/>
          <table:table-cell table:style-name="ce1" office:value-type="float" office:value="61.99" calcext:value-type="float">
            <text:p>61.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деканоат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1.45" calcext:value-type="float">
            <text:p>211.45</text:p>
          </table:table-cell>
          <table:table-cell table:style-name="ce1" office:value-type="float" office:value="224" calcext:value-type="float">
            <text:p>224</text:p>
          </table:table-cell>
          <table:table-cell/>
          <table:table-cell table:style-name="ce1" office:value-type="float" office:value="-18" calcext:value-type="float">
            <text:p>-18</text:p>
          </table:table-cell>
          <table:table-cell table:number-columns-repeated="2"/>
          <table:table-cell table:style-name="ce1" office:value-type="float" office:value="66.75" calcext:value-type="float">
            <text:p>66.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ундеканоат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8.55" calcext:value-type="float">
            <text:p>228.55</text:p>
          </table:table-cell>
          <table:table-cell table:number-columns-repeated="5"/>
          <table:table-cell table:style-name="ce1" office:value-type="float" office:value="71.37" calcext:value-type="float">
            <text:p>71.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додеканоат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5.65" calcext:value-type="float">
            <text:p>245.65</text:p>
          </table:table-cell>
          <table:table-cell table:style-name="ce1" office:value-type="float" office:value="262" calcext:value-type="float">
            <text:p>262</text:p>
          </table:table-cell>
          <table:table-cell/>
          <table:table-cell table:style-name="ce1" office:value-type="float" office:value="5.2" calcext:value-type="float">
            <text:p>5.2</text:p>
          </table:table-cell>
          <table:table-cell table:number-columns-repeated="2"/>
          <table:table-cell table:style-name="ce1" office:value-type="float" office:value="77.17" calcext:value-type="float">
            <text:p>77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тридеканоат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2.75" calcext:value-type="float">
            <text:p>262.75</text:p>
          </table:table-cell>
          <table:table-cell table:number-columns-repeated="5"/>
          <table:table-cell table:style-name="ce1" office:value-type="float" office:value="82.68" calcext:value-type="float">
            <text:p>82.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тетрадеканоат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9.85" calcext:value-type="float">
            <text:p>279.85</text:p>
          </table:table-cell>
          <table:table-cell table:style-name="ce1" office:value-type="float" office:value="295" calcext:value-type="float">
            <text:p>29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number-columns-repeated="2"/>
          <table:table-cell table:style-name="ce1" office:value-type="float" office:value="86.98" calcext:value-type="float">
            <text:p>86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тилпентадеканоат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6.95" calcext:value-type="float">
            <text:p>296.95</text:p>
          </table:table-cell>
          <table:table-cell table:number-columns-repeated="5"/>
          <table:table-cell table:style-name="ce1" office:value-type="float" office:value="93.49" calcext:value-type="float">
            <text:p>93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Метилизобутират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8.85" calcext:value-type="float">
            <text:p>108.85</text:p>
          </table:table-cell>
          <table:table-cell table:style-name="ce6" office:value-type="float" office:value="92.3" calcext:value-type="float">
            <text:p>92.3</text:p>
          </table:table-cell>
          <table:table-cell table:style-name="ce6"/>
          <table:table-cell table:style-name="ce6" office:value-type="float" office:value="-84.7" calcext:value-type="float">
            <text:p>-84.7</text:p>
          </table:table-cell>
          <table:table-cell table:style-name="ce6"/>
          <table:table-cell table:style-name="ce6" office:value-type="float" office:value="32.61" calcext:value-type="float">
            <text:p>32.61</text:p>
          </table:table-cell>
          <table:table-cell table:style-name="ce6" office:value-type="float" office:value="37.32" calcext:value-type="float">
            <text:p>37.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Метил-2,2-диметилпропаноат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6.05" calcext:value-type="float">
            <text:p>126.05</text:p>
          </table:table-cell>
          <table:table-cell table:style-name="ce6" office:value-type="float" office:value="101.4" calcext:value-type="float">
            <text:p>101.4</text:p>
          </table:table-cell>
          <table:table-cell table:style-name="ce6"/>
          <table:table-cell table:style-name="ce6" office:value-type="float" office:value="-89.6" calcext:value-type="float">
            <text:p>-89.6</text:p>
          </table:table-cell>
          <table:table-cell table:style-name="ce6"/>
          <table:table-cell table:style-name="ce6" office:value-type="float" office:value="33.42" calcext:value-type="float">
            <text:p>33.42</text:p>
          </table:table-cell>
          <table:table-cell table:style-name="ce6" office:value-type="float" office:value="38.76" calcext:value-type="float">
            <text:p>38.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етоны" table:style-name="ta13">
        <table:table-column table:style-name="co15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Кетоны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кДж/моль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string" calcext:value-type="string">
            <text:p>Vв, А</text:p>
          </table:table-cell>
          <table:table-cell table:style-name="ce1" office:value-type="string" calcext:value-type="string">
            <text:p>Tкип, °C</text:p>
          </table:table-cell>
          <table:table-cell table:style-name="ce1" office:value-type="string" calcext:value-type="string">
            <text:p>Tкип, K</text:p>
          </table:table-cell>
          <table:table-cell table:style-name="ce1" office:value-type="string" calcext:value-type="string">
            <text:p>Тпл, °С</text:p>
          </table:table-cell>
          <table:table-cell table:style-name="ce1" office:value-type="string" calcext:value-type="string">
            <text:p>Тпл, К</text:p>
          </table:table-cell>
          <table:table-cell table:style-name="ce1" office:value-type="string" calcext:value-type="string">
            <text:p>dHв </text:p>
          </table:table-cell>
          <table:table-cell table:style-name="ce1" office:value-type="string" calcext:value-type="string">
            <text:p>dH(298K)</text:p>
          </table:table-cell>
          <table:table-cell table:style-name="ce1" office:value-type="string" calcext:value-type="string">
            <text:p>nCH</text:p>
          </table:table-cell>
          <table:table-cell table:style-name="ce1" office:value-type="string" calcext:value-type="string">
            <text:p>nCH2</text:p>
          </table:table-cell>
          <table:table-cell table:style-name="ce1" office:value-type="string" calcext:value-type="string">
            <text:p>nCH3</text:p>
          </table:table-cell>
          <table:table-cell table:style-name="ce1" office:value-type="string" calcext:value-type="string">
            <text:p>n -СО-</text:p>
          </table:table-cell>
          <table:table-cell table:style-name="ce1" office:value-type="string" calcext:value-type="string">
            <text:p>сум СН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Пропанон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.05" calcext:value-type="float">
            <text:p>65.05</text:p>
          </table:table-cell>
          <table:table-cell table:style-name="ce1" office:value-type="float" office:value="56.24" calcext:value-type="float">
            <text:p>56.24</text:p>
          </table:table-cell>
          <table:table-cell/>
          <table:table-cell table:style-name="ce1" office:value-type="float" office:value="-95.35" calcext:value-type="float">
            <text:p>-95.35</text:p>
          </table:table-cell>
          <table:table-cell table:number-columns-repeated="2"/>
          <table:table-cell table:style-name="ce1" office:value-type="float" office:value="31.3" calcext:value-type="float">
            <text:p>3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Бутанон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.15" calcext:value-type="float">
            <text:p>82.15</text:p>
          </table:table-cell>
          <table:table-cell table:style-name="ce1" office:value-type="float" office:value="79.6" calcext:value-type="float">
            <text:p>79.6</text:p>
          </table:table-cell>
          <table:table-cell/>
          <table:table-cell table:style-name="ce1" office:value-type="float" office:value="-86.67" calcext:value-type="float">
            <text:p>-86.67</text:p>
          </table:table-cell>
          <table:table-cell table:number-columns-repeated="2"/>
          <table:table-cell table:style-name="ce1" office:value-type="float" office:value="34.64" calcext:value-type="float">
            <text:p>34.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Гексано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6.35" calcext:value-type="float">
            <text:p>116.35</text:p>
          </table:table-cell>
          <table:table-cell table:style-name="ce1" office:value-type="float" office:value="128" calcext:value-type="float">
            <text:p>128</text:p>
          </table:table-cell>
          <table:table-cell/>
          <table:table-cell table:style-name="ce1" office:value-type="float" office:value="-57" calcext:value-type="float">
            <text:p>-57</text:p>
          </table:table-cell>
          <table:table-cell table:number-columns-repeated="2"/>
          <table:table-cell table:style-name="ce1" office:value-type="float" office:value="42.89" calcext:value-type="float">
            <text:p>42.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Гептанон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3.45" calcext:value-type="float">
            <text:p>133.45</text:p>
          </table:table-cell>
          <table:table-cell table:style-name="ce1" office:value-type="float" office:value="151.45" calcext:value-type="float">
            <text:p>151.45</text:p>
          </table:table-cell>
          <table:table-cell/>
          <table:table-cell table:style-name="ce1" office:value-type="float" office:value="-35.5" calcext:value-type="float">
            <text:p>-35.5</text:p>
          </table:table-cell>
          <table:table-cell table:number-columns-repeated="2"/>
          <table:table-cell table:style-name="ce1" office:value-type="float" office:value="48.12" calcext:value-type="float">
            <text:p>48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Октанон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0.55" calcext:value-type="float">
            <text:p>150.55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4"/>
          <table:table-cell table:style-name="ce1" office:value-type="float" office:value="51.88" calcext:value-type="float">
            <text:p>51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Нонанон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7.65" calcext:value-type="float">
            <text:p>167.65</text:p>
          </table:table-cell>
          <table:table-cell table:style-name="ce1" office:value-type="float" office:value="1995.3" calcext:value-type="float">
            <text:p>1995.3</text:p>
          </table:table-cell>
          <table:table-cell/>
          <table:table-cell table:style-name="ce1" office:value-type="float" office:value="-7.46" calcext:value-type="float">
            <text:p>-7.46</text:p>
          </table:table-cell>
          <table:table-cell table:number-columns-repeated="2"/>
          <table:table-cell table:style-name="ce1" office:value-type="float" office:value="56.48" calcext:value-type="float">
            <text:p>56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Ундеканон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.85" calcext:value-type="float">
            <text:p>201.85</text:p>
          </table:table-cell>
          <table:table-cell table:style-name="ce1" office:value-type="float" office:value="232" calcext:value-type="float">
            <text:p>232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2-Додеканон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8.95" calcext:value-type="float">
            <text:p>218.95</text:p>
          </table:table-cell>
          <table:table-cell table:number-columns-repeated="5"/>
          <table:table-cell table:style-name="ce1" office:value-type="float" office:value="71.96" calcext:value-type="float">
            <text:p>71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3-Пентанон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9.25" calcext:value-type="float">
            <text:p>99.25</text:p>
          </table:table-cell>
          <table:table-cell table:style-name="ce1" office:value-type="float" office:value="102.7" calcext:value-type="float">
            <text:p>102.7</text:p>
          </table:table-cell>
          <table:table-cell/>
          <table:table-cell table:style-name="ce1" office:value-type="float" office:value="-39" calcext:value-type="float">
            <text:p>-39</text:p>
          </table:table-cell>
          <table:table-cell table:number-columns-repeated="2"/>
          <table:table-cell table:style-name="ce1" office:value-type="float" office:value="38.62" calcext:value-type="float">
            <text:p>38.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-Метилбутанон-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9.25" calcext:value-type="float">
            <text:p>99.25</text:p>
          </table:table-cell>
          <table:table-cell table:style-name="ce1" office:value-type="float" office:value="94.5" calcext:value-type="float">
            <text:p>94.5</text:p>
          </table:table-cell>
          <table:table-cell/>
          <table:table-cell table:style-name="ce1" office:value-type="float" office:value="-92" calcext:value-type="float">
            <text:p>-92</text:p>
          </table:table-cell>
          <table:table-cell table:number-columns-repeated="2"/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3-Гексанон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6.35" calcext:value-type="float">
            <text:p>116.35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4"/>
          <table:table-cell table:style-name="ce1" office:value-type="float" office:value="42.3" calcext:value-type="float">
            <text:p>42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3-Метилпентанон-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6.35" calcext:value-type="float">
            <text:p>116.35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4"/>
          <table:table-cell table:style-name="ce1" office:value-type="float" office:value="41.21" calcext:value-type="float">
            <text:p>41.2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-Метилпентанон-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6.35" calcext:value-type="float">
            <text:p>116.35</text:p>
          </table:table-cell>
          <table:table-cell table:style-name="ce1" office:value-type="float" office:value="115.65" calcext:value-type="float">
            <text:p>115.65</text:p>
          </table:table-cell>
          <table:table-cell/>
          <table:table-cell table:style-name="ce1" office:value-type="float" office:value="-83.5" calcext:value-type="float">
            <text:p>-83.5</text:p>
          </table:table-cell>
          <table:table-cell table:number-columns-repeated="2"/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-Метилпентанон-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6.35" calcext:value-type="float">
            <text:p>116.35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4"/>
          <table:table-cell table:style-name="ce1" office:value-type="float" office:value="40.5" calcext:value-type="float">
            <text:p>4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,2-Диметилбутанон-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6.45" calcext:value-type="float">
            <text:p>116.45</text:p>
          </table:table-cell>
          <table:table-cell table:style-name="ce1" office:value-type="float" office:value="106.3" calcext:value-type="float">
            <text:p>106.3</text:p>
          </table:table-cell>
          <table:table-cell/>
          <table:table-cell table:style-name="ce1" office:value-type="float" office:value="-49.8" calcext:value-type="float">
            <text:p>-49.8</text:p>
          </table:table-cell>
          <table:table-cell table:number-columns-repeated="2"/>
          <table:table-cell table:style-name="ce1" office:value-type="float" office:value="38.28" calcext:value-type="float">
            <text:p>38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4-Гептанон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3.45" calcext:value-type="float">
            <text:p>133.45</text:p>
          </table:table-cell>
          <table:table-cell table:style-name="ce1" office:value-type="float" office:value="144" calcext:value-type="float">
            <text:p>144</text:p>
          </table:table-cell>
          <table:table-cell/>
          <table:table-cell table:style-name="ce1" office:value-type="float" office:value="-32.6" calcext:value-type="float">
            <text:p>-32.6</text:p>
          </table:table-cell>
          <table:table-cell table:number-columns-repeated="2"/>
          <table:table-cell table:style-name="ce1" office:value-type="float" office:value="46.69" calcext:value-type="float">
            <text:p>46.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,2-Диметилпентанон-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3.45" calcext:value-type="float">
            <text:p>133.45</text:p>
          </table:table-cell>
          <table:table-cell table:style-name="ce1" office:value-type="float" office:value="125.6" calcext:value-type="float">
            <text:p>125.6</text:p>
          </table:table-cell>
          <table:table-cell table:number-columns-repeated="4"/>
          <table:table-cell table:style-name="ce1" office:value-type="float" office:value="42.34" calcext:value-type="float">
            <text:p>42.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,2,4-Триметилпентанон-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3.45" calcext:value-type="float">
            <text:p>133.45</text:p>
          </table:table-cell>
          <table:table-cell table:style-name="ce1" office:value-type="float" office:value="135.1" calcext:value-type="float">
            <text:p>135.1</text:p>
          </table:table-cell>
          <table:table-cell table:number-columns-repeated="4"/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5-Нонанон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7.65" calcext:value-type="float">
            <text:p>167.65</text:p>
          </table:table-cell>
          <table:table-cell table:style-name="ce1" office:value-type="float" office:value="182" calcext:value-type="float">
            <text:p>182</text:p>
          </table:table-cell>
          <table:table-cell/>
          <table:table-cell table:style-name="ce1" office:value-type="float" office:value="-3.9" calcext:value-type="float">
            <text:p>-3.9</text:p>
          </table:table-cell>
          <table:table-cell table:number-columns-repeated="2"/>
          <table:table-cell table:style-name="ce1" office:value-type="float" office:value="54.81" calcext:value-type="float">
            <text:p>54.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,2,4,4-Тетраметилпентанон-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7.85" calcext:value-type="float">
            <text:p>167.85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4"/>
          <table:table-cell table:style-name="ce1" office:value-type="float" office:value="45.35" calcext:value-type="float">
            <text:p>45.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,2,5,5-Тетраметилгексанон-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4.75" calcext:value-type="float">
            <text:p>184.75</text:p>
          </table:table-cell>
          <table:table-cell table:number-columns-repeated="5"/>
          <table:table-cell table:style-name="ce1" office:value-type="float" office:value="47.79" calcext:value-type="float">
            <text:p>47.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6-Ундеканон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.85" calcext:value-type="float">
            <text:p>201.85</text:p>
          </table:table-cell>
          <table:table-cell table:style-name="ce1" office:value-type="float" office:value="223" calcext:value-type="float">
            <text:p>223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number-columns-repeated="2"/>
          <table:table-cell table:style-name="ce1" office:value-type="float" office:value="60.67" calcext:value-type="float">
            <text:p>60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,6-Диметил-4-гептанон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7.65" calcext:value-type="float">
            <text:p>167.65</text:p>
          </table:table-cell>
          <table:table-cell table:style-name="ce1" office:value-type="float" office:value="168" calcext:value-type="float">
            <text:p>168</text:p>
          </table:table-cell>
          <table:table-cell table:number-columns-repeated="4"/>
          <table:table-cell table:style-name="ce1" office:value-type="float" office:value="50.92" calcext:value-type="float">
            <text:p>50.9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style-name="ce12" office:value-type="string" calcext:value-type="string">
            <text:p>2,2,6,6-Тетраметил-4-гептанон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.85" calcext:value-type="float">
            <text:p>201.85</text:p>
          </table:table-cell>
          <table:table-cell table:number-columns-repeated="5"/>
          <table:table-cell table:style-name="ce1" office:value-type="float" office:value="52.9" calcext:value-type="float">
            <text:p>52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нтандион-2,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.8" calcext:value-type="float">
            <text:p>100.8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" office:value-type="float" office:value="-23" calcext:value-type="float">
            <text:p>-23</text:p>
          </table:table-cell>
          <table:table-cell table:number-columns-repeated="2"/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,2,6,6-Тетраметил-3,5-гептандион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  <table:table-cell table:style-name="ce1" office:value-type="float" office:value="59.54" calcext:value-type="float">
            <text:p>59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,2,6-Триметил-3,5-гептандион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  <table:table-cell table:style-name="ce1" office:value-type="float" office:value="57.74" calcext:value-type="float">
            <text:p>57.7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р.</number:text>
    </number:number-style>
    <number:number-style style:name="N12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р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Noto Sans CJK SC Regular" style:font-family-asian="'Noto Sans CJK SC Regular'" style:font-family-generic-asian="system" style:font-pitch-asian="variable" style:font-name-complex="Arial Cyr" style:font-family-complex="'Arial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8:48:15.3052745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Галогены" style:display-name="PageStyle_Галоген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ислоты" style:display-name="PageStyle_Кисло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мины" style:display-name="PageStyle_Амин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итрилы" style:display-name="PageStyle_Нитрил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лкены" style:display-name="PageStyle_Алкен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ульфиды" style:display-name="PageStyle_Сульфид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иолы" style:display-name="PageStyle_Тиол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пирты" style:display-name="PageStyle_Спир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лканы" style:display-name="PageStyle_Алкан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.эфиры" style:display-name="PageStyle_Пр.эфир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л.эфиры" style:display-name="PageStyle_Сл.эфир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етоны" style:display-name="PageStyle_Кетон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</meta:initial-creator>
    <meta:creation-date>1998-04-30T21:15:45</meta:creation-date>
    <meta:generator>LibreOffice/6.0.7.3$Linux_X86_64 LibreOffice_project/00m0$Build-3</meta:generator>
    <dc:date>2020-04-01T19:03:14.317245836</dc:date>
    <meta:editing-duration>PT4M16S</meta:editing-duration>
    <meta:editing-cycles>2</meta:editing-cycles>
    <meta:document-statistic meta:table-count="13" meta:cell-count="3106" meta:object-count="0"/>
  </office:meta>
</office:document-meta>
</file>